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657in" svg:height="5.3843in" svg:x="1.3984in" svg:y="5.0106in">
            <draw:object draw:notify-on-update-of-ranges="Sheet1.A1:Sheet1.A61 Sheet1.B1:Sheet1.B61 Sheet1.A1:Sheet1.A61 Sheet1.H73:Sheet1.H102 Sheet1.A1:Sheet1.A61 Sheet1.I73:Sheet1.I102 Sheet1.A1:Sheet1.A61 Sheet1.H66:Sheet1.H67 Sheet1.A1:Sheet1.A61 Sheet1.I66:Sheet1.I67 Sheet1.A1:Sheet1.A61 Sheet1.A66:Sheet1.A117 Sheet1.A1:Sheet1.A61 Sheet1.E66:Sheet1.E117 Sheet1.A1:Sheet1.A61 Sheet1.C1:Sheet1.C61 Sheet1.A1:Sheet1.A61 Sheet1.N2:Sheet1.N61 Sheet1.A1:Sheet1.A61 Sheet1.P2:Sheet1.P61 Sheet1.A1:Sheet1.A61 Sheet1.O2:Sheet1.O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398in" svg:y="12.8394in">
            <draw:object draw:notify-on-update-of-ranges="Sheet1.H73:Sheet1.H102 Sheet1.I73:Sheet1.I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130308914774006" calcext:value-type="float">
            <text:p>1.30E-05</text:p>
          </table:table-cell>
          <table:table-cell table:style-name="ce1" office:value-type="float" office:value="0.0000337048927340137" calcext:value-type="float">
            <text:p>3.37E-05</text:p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0.0000744675039381305" calcext:value-type="float">
            <text:p>7.45E-05</text:p>
          </table:table-cell>
          <table:table-cell table:style-name="ce1" office:value-type="float" office:value="0.0000337048927340137" calcext:value-type="float">
            <text:p>3.37E-05</text:p>
          </table:table-cell>
          <table:table-cell table:number-columns-repeated="2"/>
          <table:table-cell table:style-name="ce1"/>
          <table:table-cell table:number-columns-repeated="7"/>
          <table:table-cell office:value-type="float" office:value="7500" calcext:value-type="float">
            <text:p>7500</text:p>
          </table:table-cell>
          <table:table-cell office:value-type="float" office:value="3.19889496585876" calcext:value-type="float">
            <text:p>3.19889496585876</text:p>
          </table:table-cell>
          <table:table-cell office:value-type="float" office:value="2.91035335819443" calcext:value-type="float">
            <text:p>2.91035335819443</text:p>
          </table:table-cell>
          <table:table-cell table:number-columns-repeated="3"/>
          <table:table-cell office:value-type="float" office:value="2.91035335819443" calcext:value-type="float">
            <text:p>2.910353358194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14336131513423" calcext:value-type="float">
            <text:p>0.00014336131513423</text:p>
          </table:table-cell>
          <table:table-cell office:value-type="float" office:value="0.000116987020293098" calcext:value-type="float">
            <text:p>0.000116987020293098</text:p>
          </table:table-cell>
          <table:table-cell table:number-columns-repeated="10"/>
          <table:table-cell office:value-type="float" office:value="7400" calcext:value-type="float">
            <text:p>7400</text:p>
          </table:table-cell>
          <table:table-cell office:value-type="float" office:value="3.43214552154612" calcext:value-type="float">
            <text:p>3.43214552154612</text:p>
          </table:table-cell>
          <table:table-cell office:value-type="float" office:value="3.30290640141064" calcext:value-type="float">
            <text:p>3.30290640141064</text:p>
          </table:table-cell>
          <table:table-cell table:number-columns-repeated="3"/>
          <table:table-cell office:value-type="float" office:value="3.30290640141064" calcext:value-type="float">
            <text:p>3.3029064014106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12750672278548" calcext:value-type="float">
            <text:p>0.012750672278548</text:p>
          </table:table-cell>
          <table:table-cell office:value-type="float" office:value="0.0146434830452762" calcext:value-type="float">
            <text:p>0.0146434830452762</text:p>
          </table:table-cell>
          <table:table-cell table:number-columns-repeated="10"/>
          <table:table-cell office:value-type="float" office:value="7300" calcext:value-type="float">
            <text:p>7300</text:p>
          </table:table-cell>
          <table:table-cell office:value-type="float" office:value="3.40679400611259" calcext:value-type="float">
            <text:p>3.40679400611259</text:p>
          </table:table-cell>
          <table:table-cell office:value-type="float" office:value="3.28678668593745" calcext:value-type="float">
            <text:p>3.28678668593745</text:p>
          </table:table-cell>
          <table:table-cell table:number-columns-repeated="3"/>
          <table:table-cell office:value-type="float" office:value="3.28678668593745" calcext:value-type="float">
            <text:p>3.286786685937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567374949886173" calcext:value-type="float">
            <text:p>0.0567374949886173</text:p>
          </table:table-cell>
          <table:table-cell office:value-type="float" office:value="0.0608140143045119" calcext:value-type="float">
            <text:p>0.0608140143045119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office:value-type="float" office:value="3.37647877608853" calcext:value-type="float">
            <text:p>3.37647877608853</text:p>
          </table:table-cell>
          <table:table-cell office:value-type="float" office:value="3.26240532299288" calcext:value-type="float">
            <text:p>3.26240532299288</text:p>
          </table:table-cell>
          <table:table-cell table:number-columns-repeated="3"/>
          <table:table-cell office:value-type="float" office:value="3.26240532299288" calcext:value-type="float">
            <text:p>3.262405322992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0238219003896" calcext:value-type="float">
            <text:p>0.120238219003896</text:p>
          </table:table-cell>
          <table:table-cell office:value-type="float" office:value="0.150262143951993" calcext:value-type="float">
            <text:p>0.150262143951993</text:p>
          </table:table-cell>
          <table:table-cell table:style-name="ce1"/>
          <table:table-cell table:number-columns-repeated="9"/>
          <table:table-cell office:value-type="float" office:value="7100" calcext:value-type="float">
            <text:p>7100</text:p>
          </table:table-cell>
          <table:table-cell office:value-type="float" office:value="3.32249160913045" calcext:value-type="float">
            <text:p>3.32249160913045</text:p>
          </table:table-cell>
          <table:table-cell office:value-type="float" office:value="3.21988527786561" calcext:value-type="float">
            <text:p>3.21988527786561</text:p>
          </table:table-cell>
          <table:table-cell table:number-columns-repeated="3"/>
          <table:table-cell office:value-type="float" office:value="3.21988527786561" calcext:value-type="float">
            <text:p>3.219885277865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16067335326268" calcext:value-type="float">
            <text:p>0.216067335326268</text:p>
          </table:table-cell>
          <table:table-cell office:value-type="float" office:value="0.220304108704021" calcext:value-type="float">
            <text:p>0.220304108704021</text:p>
          </table:table-cell>
          <table:table-cell table:style-name="ce1"/>
          <table:table-cell table:number-columns-repeated="9"/>
          <table:table-cell office:value-type="float" office:value="7000" calcext:value-type="float">
            <text:p>7000</text:p>
          </table:table-cell>
          <table:table-cell office:value-type="float" office:value="3.27099467043253" calcext:value-type="float">
            <text:p>3.27099467043253</text:p>
          </table:table-cell>
          <table:table-cell office:value-type="float" office:value="3.18246499819154" calcext:value-type="float">
            <text:p>3.18246499819154</text:p>
          </table:table-cell>
          <table:table-cell table:number-columns-repeated="3"/>
          <table:table-cell office:value-type="float" office:value="3.18246499819154" calcext:value-type="float">
            <text:p>3.1824649981915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281737207665466" calcext:value-type="float">
            <text:p>0.281737207665466</text:p>
          </table:table-cell>
          <table:table-cell office:value-type="float" office:value="0.284298873719117" calcext:value-type="float">
            <text:p>0.284298873719117</text:p>
          </table:table-cell>
          <table:table-cell table:style-name="ce1"/>
          <table:table-cell table:number-columns-repeated="9"/>
          <table:table-cell office:value-type="float" office:value="6900" calcext:value-type="float">
            <text:p>6900</text:p>
          </table:table-cell>
          <table:table-cell office:value-type="float" office:value="3.22031719557154" calcext:value-type="float">
            <text:p>3.22031719557154</text:p>
          </table:table-cell>
          <table:table-cell office:value-type="float" office:value="3.13402502587513" calcext:value-type="float">
            <text:p>3.13402502587513</text:p>
          </table:table-cell>
          <table:table-cell table:number-columns-repeated="3"/>
          <table:table-cell office:value-type="float" office:value="3.13402502587513" calcext:value-type="float">
            <text:p>3.134025025875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354245141491674" calcext:value-type="float">
            <text:p>0.354245141491674</text:p>
          </table:table-cell>
          <table:table-cell office:value-type="float" office:value="0.361899202987742" calcext:value-type="float">
            <text:p>0.361899202987742</text:p>
          </table:table-cell>
          <table:table-cell table:style-name="ce1"/>
          <table:table-cell table:number-columns-repeated="9"/>
          <table:table-cell office:value-type="float" office:value="6800" calcext:value-type="float">
            <text:p>6800</text:p>
          </table:table-cell>
          <table:table-cell office:value-type="float" office:value="3.17298907988112" calcext:value-type="float">
            <text:p>3.17298907988112</text:p>
          </table:table-cell>
          <table:table-cell office:value-type="float" office:value="3.09216554175023" calcext:value-type="float">
            <text:p>3.09216554175023</text:p>
          </table:table-cell>
          <table:table-cell table:number-columns-repeated="3"/>
          <table:table-cell office:value-type="float" office:value="3.09216554175023" calcext:value-type="float">
            <text:p>3.092165541750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23200669082103" calcext:value-type="float">
            <text:p>0.423200669082103</text:p>
          </table:table-cell>
          <table:table-cell office:value-type="float" office:value="0.427701906881625" calcext:value-type="float">
            <text:p>0.427701906881625</text:p>
          </table:table-cell>
          <table:table-cell table:style-name="ce1"/>
          <table:table-cell table:number-columns-repeated="9"/>
          <table:table-cell office:value-type="float" office:value="6700" calcext:value-type="float">
            <text:p>6700</text:p>
          </table:table-cell>
          <table:table-cell office:value-type="float" office:value="3.12416190326069" calcext:value-type="float">
            <text:p>3.12416190326069</text:p>
          </table:table-cell>
          <table:table-cell office:value-type="float" office:value="3.05064948703039" calcext:value-type="float">
            <text:p>3.05064948703039</text:p>
          </table:table-cell>
          <table:table-cell table:number-columns-repeated="3"/>
          <table:table-cell office:value-type="float" office:value="3.05064948703039" calcext:value-type="float">
            <text:p>3.050649487030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04249932056389" calcext:value-type="float">
            <text:p>0.504249932056389</text:p>
          </table:table-cell>
          <table:table-cell office:value-type="float" office:value="0.505365814189891" calcext:value-type="float">
            <text:p>0.505365814189891</text:p>
          </table:table-cell>
          <table:table-cell table:style-name="ce1"/>
          <table:table-cell table:number-columns-repeated="9"/>
          <table:table-cell office:value-type="float" office:value="6600" calcext:value-type="float">
            <text:p>6600</text:p>
          </table:table-cell>
          <table:table-cell office:value-type="float" office:value="3.0761860183697" calcext:value-type="float">
            <text:p>3.0761860183697</text:p>
          </table:table-cell>
          <table:table-cell office:value-type="float" office:value="3.00714838507026" calcext:value-type="float">
            <text:p>3.00714838507026</text:p>
          </table:table-cell>
          <table:table-cell table:number-columns-repeated="3"/>
          <table:table-cell office:value-type="float" office:value="3.00714838507026" calcext:value-type="float">
            <text:p>3.007148385070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581299587274318" calcext:value-type="float">
            <text:p>0.581299587274318</text:p>
          </table:table-cell>
          <table:table-cell office:value-type="float" office:value="0.585709037295376" calcext:value-type="float">
            <text:p>0.585709037295376</text:p>
          </table:table-cell>
          <table:table-cell table:style-name="ce1"/>
          <table:table-cell table:number-columns-repeated="9"/>
          <table:table-cell office:value-type="float" office:value="6500" calcext:value-type="float">
            <text:p>6500</text:p>
          </table:table-cell>
          <table:table-cell office:value-type="float" office:value="3.0219845924978" calcext:value-type="float">
            <text:p>3.0219845924978</text:p>
          </table:table-cell>
          <table:table-cell office:value-type="float" office:value="2.99851004754192" calcext:value-type="float">
            <text:p>2.99851004754192</text:p>
          </table:table-cell>
          <table:table-cell table:number-columns-repeated="3"/>
          <table:table-cell office:value-type="float" office:value="2.99851004754192" calcext:value-type="float">
            <text:p>2.998510047541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656412044282414" calcext:value-type="float">
            <text:p>0.656412044282414</text:p>
          </table:table-cell>
          <table:table-cell office:value-type="float" office:value="0.661427350965945" calcext:value-type="float">
            <text:p>0.661427350965945</text:p>
          </table:table-cell>
          <table:table-cell table:style-name="ce1"/>
          <table:table-cell table:number-columns-repeated="9"/>
          <table:table-cell office:value-type="float" office:value="6400" calcext:value-type="float">
            <text:p>6400</text:p>
          </table:table-cell>
          <table:table-cell office:value-type="float" office:value="2.97102521367094" calcext:value-type="float">
            <text:p>2.97102521367094</text:p>
          </table:table-cell>
          <table:table-cell office:value-type="float" office:value="2.95175187362528" calcext:value-type="float">
            <text:p>2.95175187362528</text:p>
          </table:table-cell>
          <table:table-cell table:number-columns-repeated="3"/>
          <table:table-cell office:value-type="float" office:value="2.95175187362528" calcext:value-type="float">
            <text:p>2.9517518736252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743096553229021" calcext:value-type="float">
            <text:p>0.743096553229021</text:p>
          </table:table-cell>
          <table:table-cell office:value-type="float" office:value="0.746361333219856" calcext:value-type="float">
            <text:p>0.746361333219856</text:p>
          </table:table-cell>
          <table:table-cell table:style-name="ce1"/>
          <table:table-cell table:number-columns-repeated="9"/>
          <table:table-cell office:value-type="float" office:value="6300" calcext:value-type="float">
            <text:p>6300</text:p>
          </table:table-cell>
          <table:table-cell office:value-type="float" office:value="2.91907124532042" calcext:value-type="float">
            <text:p>2.91907124532042</text:p>
          </table:table-cell>
          <table:table-cell office:value-type="float" office:value="2.89644161784392" calcext:value-type="float">
            <text:p>2.89644161784392</text:p>
          </table:table-cell>
          <table:table-cell table:number-columns-repeated="3"/>
          <table:table-cell office:value-type="float" office:value="2.89644161784392" calcext:value-type="float">
            <text:p>2.8964416178439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22883629300867" calcext:value-type="float">
            <text:p>0.822883629300867</text:p>
          </table:table-cell>
          <table:table-cell office:value-type="float" office:value="0.826683261232238" calcext:value-type="float">
            <text:p>0.826683261232238</text:p>
          </table:table-cell>
          <table:table-cell table:style-name="ce1"/>
          <table:table-cell table:number-columns-repeated="9"/>
          <table:table-cell office:value-type="float" office:value="6200" calcext:value-type="float">
            <text:p>6200</text:p>
          </table:table-cell>
          <table:table-cell office:value-type="float" office:value="2.86706883803074" calcext:value-type="float">
            <text:p>2.86706883803074</text:p>
          </table:table-cell>
          <table:table-cell office:value-type="float" office:value="2.84615752712419" calcext:value-type="float">
            <text:p>2.84615752712419</text:p>
          </table:table-cell>
          <table:table-cell table:number-columns-repeated="3"/>
          <table:table-cell office:value-type="float" office:value="2.84615752712419" calcext:value-type="float">
            <text:p>2.846157527124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89996561492413" calcext:value-type="float">
            <text:p>0.889996561492413</text:p>
          </table:table-cell>
          <table:table-cell office:value-type="float" office:value="0.89517247004581" calcext:value-type="float">
            <text:p>0.89517247004581</text:p>
          </table:table-cell>
          <table:table-cell table:style-name="ce1"/>
          <table:table-cell table:number-columns-repeated="9"/>
          <table:table-cell office:value-type="float" office:value="6100" calcext:value-type="float">
            <text:p>6100</text:p>
          </table:table-cell>
          <table:table-cell office:value-type="float" office:value="2.80511430505737" calcext:value-type="float">
            <text:p>2.80511430505737</text:p>
          </table:table-cell>
          <table:table-cell office:value-type="float" office:value="2.78461918350953" calcext:value-type="float">
            <text:p>2.78461918350953</text:p>
          </table:table-cell>
          <table:table-cell table:number-columns-repeated="3"/>
          <table:table-cell office:value-type="float" office:value="2.78461918350953" calcext:value-type="float">
            <text:p>2.784619183509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65032887665651" calcext:value-type="float">
            <text:p>0.965032887665651</text:p>
          </table:table-cell>
          <table:table-cell office:value-type="float" office:value="0.962813895328643" calcext:value-type="float">
            <text:p>0.962813895328643</text:p>
          </table:table-cell>
          <table:table-cell table:style-name="ce1"/>
          <table:table-cell table:number-columns-repeated="9"/>
          <table:table-cell office:value-type="float" office:value="6000" calcext:value-type="float">
            <text:p>6000</text:p>
          </table:table-cell>
          <table:table-cell office:value-type="float" office:value="2.74991111864842" calcext:value-type="float">
            <text:p>2.74991111864842</text:p>
          </table:table-cell>
          <table:table-cell office:value-type="float" office:value="2.72770528386499" calcext:value-type="float">
            <text:p>2.72770528386499</text:p>
          </table:table-cell>
          <table:table-cell table:number-columns-repeated="3"/>
          <table:table-cell office:value-type="float" office:value="2.72770528386499" calcext:value-type="float">
            <text:p>2.7277052838649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02981897891459" calcext:value-type="float">
            <text:p>1.02981897891459</text:p>
          </table:table-cell>
          <table:table-cell office:value-type="float" office:value="1.0341085174675" calcext:value-type="float">
            <text:p>1.0341085174675</text:p>
          </table:table-cell>
          <table:table-cell table:style-name="ce1"/>
          <table:table-cell table:number-columns-repeated="9"/>
          <table:table-cell office:value-type="float" office:value="5900" calcext:value-type="float">
            <text:p>5900</text:p>
          </table:table-cell>
          <table:table-cell office:value-type="float" office:value="2.69980993630543" calcext:value-type="float">
            <text:p>2.69980993630543</text:p>
          </table:table-cell>
          <table:table-cell office:value-type="float" office:value="2.67852320120993" calcext:value-type="float">
            <text:p>2.67852320120993</text:p>
          </table:table-cell>
          <table:table-cell table:number-columns-repeated="3"/>
          <table:table-cell office:value-type="float" office:value="2.67852320120993" calcext:value-type="float">
            <text:p>2.6785232012099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08467481327321" calcext:value-type="float">
            <text:p>1.08467481327321</text:p>
          </table:table-cell>
          <table:table-cell office:value-type="float" office:value="1.08647937589891" calcext:value-type="float">
            <text:p>1.08647937589891</text:p>
          </table:table-cell>
          <table:table-cell table:style-name="ce1"/>
          <table:table-cell table:number-columns-repeated="9"/>
          <table:table-cell office:value-type="float" office:value="5800" calcext:value-type="float">
            <text:p>5800</text:p>
          </table:table-cell>
          <table:table-cell office:value-type="float" office:value="2.65182665587177" calcext:value-type="float">
            <text:p>2.65182665587177</text:p>
          </table:table-cell>
          <table:table-cell office:value-type="float" office:value="2.63137875557639" calcext:value-type="float">
            <text:p>2.63137875557639</text:p>
          </table:table-cell>
          <table:table-cell table:number-columns-repeated="3"/>
          <table:table-cell office:value-type="float" office:value="2.63137875557639" calcext:value-type="float">
            <text:p>2.6313787555763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14735793725908" calcext:value-type="float">
            <text:p>1.14735793725908</text:p>
          </table:table-cell>
          <table:table-cell office:value-type="float" office:value="1.17361162159216" calcext:value-type="float">
            <text:p>1.17361162159216</text:p>
          </table:table-cell>
          <table:table-cell table:style-name="ce1"/>
          <table:table-cell table:number-columns-repeated="9"/>
          <table:table-cell office:value-type="float" office:value="5700" calcext:value-type="float">
            <text:p>5700</text:p>
          </table:table-cell>
          <table:table-cell office:value-type="float" office:value="2.59820264350147" calcext:value-type="float">
            <text:p>2.59820264350147</text:p>
          </table:table-cell>
          <table:table-cell office:value-type="float" office:value="2.57307076880486" calcext:value-type="float">
            <text:p>2.57307076880486</text:p>
          </table:table-cell>
          <table:table-cell table:number-columns-repeated="3"/>
          <table:table-cell office:value-type="float" office:value="2.57307076880486" calcext:value-type="float">
            <text:p>2.5730707688048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236219742832" calcext:value-type="float">
            <text:p>1.236219742832</text:p>
          </table:table-cell>
          <table:table-cell office:value-type="float" office:value="1.24043758878332" calcext:value-type="float">
            <text:p>1.24043758878332</text:p>
          </table:table-cell>
          <table:table-cell table:style-name="ce1"/>
          <table:table-cell table:number-columns-repeated="9"/>
          <table:table-cell office:value-type="float" office:value="5600" calcext:value-type="float">
            <text:p>5600</text:p>
          </table:table-cell>
          <table:table-cell office:value-type="float" office:value="2.54832007975371" calcext:value-type="float">
            <text:p>2.54832007975371</text:p>
          </table:table-cell>
          <table:table-cell office:value-type="float" office:value="2.5235519619266" calcext:value-type="float">
            <text:p>2.5235519619266</text:p>
          </table:table-cell>
          <table:table-cell table:number-columns-repeated="3"/>
          <table:table-cell office:value-type="float" office:value="2.5235519619266" calcext:value-type="float">
            <text:p>2.523551961926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2959131329514" calcext:value-type="float">
            <text:p>1.2959131329514</text:p>
          </table:table-cell>
          <table:table-cell office:value-type="float" office:value="1.30017555870067" calcext:value-type="float">
            <text:p>1.30017555870067</text:p>
          </table:table-cell>
          <table:table-cell table:style-name="ce1"/>
          <table:table-cell table:number-columns-repeated="9"/>
          <table:table-cell office:value-type="float" office:value="5500" calcext:value-type="float">
            <text:p>5500</text:p>
          </table:table-cell>
          <table:table-cell office:value-type="float" office:value="2.50944738895486" calcext:value-type="float">
            <text:p>2.50944738895486</text:p>
          </table:table-cell>
          <table:table-cell office:value-type="float" office:value="2.48688205574352" calcext:value-type="float">
            <text:p>2.48688205574352</text:p>
          </table:table-cell>
          <table:table-cell table:number-columns-repeated="3"/>
          <table:table-cell office:value-type="float" office:value="2.48688205574352" calcext:value-type="float">
            <text:p>2.486882055743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35342360201147" calcext:value-type="float">
            <text:p>1.35342360201147</text:p>
          </table:table-cell>
          <table:table-cell office:value-type="float" office:value="1.35369452249276" calcext:value-type="float">
            <text:p>1.35369452249276</text:p>
          </table:table-cell>
          <table:table-cell table:style-name="ce1"/>
          <table:table-cell table:number-columns-repeated="9"/>
          <table:table-cell office:value-type="float" office:value="5400" calcext:value-type="float">
            <text:p>5400</text:p>
          </table:table-cell>
          <table:table-cell office:value-type="float" office:value="2.46254298303994" calcext:value-type="float">
            <text:p>2.46254298303994</text:p>
          </table:table-cell>
          <table:table-cell office:value-type="float" office:value="2.44101917513999" calcext:value-type="float">
            <text:p>2.44101917513999</text:p>
          </table:table-cell>
          <table:table-cell table:number-columns-repeated="3"/>
          <table:table-cell office:value-type="float" office:value="2.44101917513999" calcext:value-type="float">
            <text:p>2.441019175139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41894459037644" calcext:value-type="float">
            <text:p>1.41894459037644</text:p>
          </table:table-cell>
          <table:table-cell office:value-type="float" office:value="1.41953326946073" calcext:value-type="float">
            <text:p>1.41953326946073</text:p>
          </table:table-cell>
          <table:table-cell table:style-name="ce1"/>
          <table:table-cell table:number-columns-repeated="9"/>
          <table:table-cell office:value-type="float" office:value="5300" calcext:value-type="float">
            <text:p>5300</text:p>
          </table:table-cell>
          <table:table-cell office:value-type="float" office:value="2.41744918861615" calcext:value-type="float">
            <text:p>2.41744918861615</text:p>
          </table:table-cell>
          <table:table-cell office:value-type="float" office:value="2.39396094290634" calcext:value-type="float">
            <text:p>2.39396094290634</text:p>
          </table:table-cell>
          <table:table-cell table:number-columns-repeated="3"/>
          <table:table-cell office:value-type="float" office:value="2.39396094290634" calcext:value-type="float">
            <text:p>2.393960942906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47462857597267" calcext:value-type="float">
            <text:p>1.47462857597267</text:p>
          </table:table-cell>
          <table:table-cell office:value-type="float" office:value="1.47409611353999" calcext:value-type="float">
            <text:p>1.47409611353999</text:p>
          </table:table-cell>
          <table:table-cell table:style-name="ce1"/>
          <table:table-cell table:number-columns-repeated="9"/>
          <table:table-cell office:value-type="float" office:value="5200" calcext:value-type="float">
            <text:p>5200</text:p>
          </table:table-cell>
          <table:table-cell office:value-type="float" office:value="2.37686874192413" calcext:value-type="float">
            <text:p>2.37686874192413</text:p>
          </table:table-cell>
          <table:table-cell office:value-type="float" office:value="2.35387556473093" calcext:value-type="float">
            <text:p>2.35387556473093</text:p>
          </table:table-cell>
          <table:table-cell table:number-columns-repeated="3"/>
          <table:table-cell office:value-type="float" office:value="2.35387556473093" calcext:value-type="float">
            <text:p>2.3538755647309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2931244778727" calcext:value-type="float">
            <text:p>1.52931244778727</text:p>
          </table:table-cell>
          <table:table-cell office:value-type="float" office:value="1.53677305657683" calcext:value-type="float">
            <text:p>1.53677305657683</text:p>
          </table:table-cell>
          <table:table-cell table:style-name="ce1"/>
          <table:table-cell table:number-columns-repeated="9"/>
          <table:table-cell office:value-type="float" office:value="5100" calcext:value-type="float">
            <text:p>5100</text:p>
          </table:table-cell>
          <table:table-cell office:value-type="float" office:value="2.3355802371785" calcext:value-type="float">
            <text:p>2.3355802371785</text:p>
          </table:table-cell>
          <table:table-cell office:value-type="float" office:value="2.3125605180041" calcext:value-type="float">
            <text:p>2.3125605180041</text:p>
          </table:table-cell>
          <table:table-cell table:number-columns-repeated="3"/>
          <table:table-cell office:value-type="float" office:value="2.3125605180041" calcext:value-type="float">
            <text:p>2.312560518004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58376265418566" calcext:value-type="float">
            <text:p>1.58376265418566</text:p>
          </table:table-cell>
          <table:table-cell office:value-type="float" office:value="1.58642676650362" calcext:value-type="float">
            <text:p>1.58642676650362</text:p>
          </table:table-cell>
          <table:table-cell table:style-name="ce1"/>
          <table:table-cell table:number-columns-repeated="9"/>
          <table:table-cell office:value-type="float" office:value="5000" calcext:value-type="float">
            <text:p>5000</text:p>
          </table:table-cell>
          <table:table-cell office:value-type="float" office:value="2.29346306406713" calcext:value-type="float">
            <text:p>2.29346306406713</text:p>
          </table:table-cell>
          <table:table-cell office:value-type="float" office:value="2.2719073811525" calcext:value-type="float">
            <text:p>2.2719073811525</text:p>
          </table:table-cell>
          <table:table-cell table:number-columns-repeated="3"/>
          <table:table-cell office:value-type="float" office:value="2.2719073811525" calcext:value-type="float">
            <text:p>2.27190738115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63975826057314" calcext:value-type="float">
            <text:p>1.63975826057314</text:p>
          </table:table-cell>
          <table:table-cell office:value-type="float" office:value="1.64782210789551" calcext:value-type="float">
            <text:p>1.64782210789551</text:p>
          </table:table-cell>
          <table:table-cell table:style-name="ce1"/>
          <table:table-cell table:number-columns-repeated="9"/>
          <table:table-cell office:value-type="float" office:value="4900" calcext:value-type="float">
            <text:p>4900</text:p>
          </table:table-cell>
          <table:table-cell office:value-type="float" office:value="2.25371503083743" calcext:value-type="float">
            <text:p>2.25371503083743</text:p>
          </table:table-cell>
          <table:table-cell office:value-type="float" office:value="2.20840308199149" calcext:value-type="float">
            <text:p>2.20840308199149</text:p>
          </table:table-cell>
          <table:table-cell table:number-columns-repeated="3"/>
          <table:table-cell office:value-type="float" office:value="2.20840308199149" calcext:value-type="float">
            <text:p>2.2084030819914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69034063311654" calcext:value-type="float">
            <text:p>1.69034063311654</text:p>
          </table:table-cell>
          <table:table-cell office:value-type="float" office:value="1.69951654442126" calcext:value-type="float">
            <text:p>1.69951654442126</text:p>
          </table:table-cell>
          <table:table-cell table:style-name="ce1"/>
          <table:table-cell table:number-columns-repeated="9"/>
          <table:table-cell office:value-type="float" office:value="4800" calcext:value-type="float">
            <text:p>4800</text:p>
          </table:table-cell>
          <table:table-cell office:value-type="float" office:value="2.20899096264065" calcext:value-type="float">
            <text:p>2.20899096264065</text:p>
          </table:table-cell>
          <table:table-cell office:value-type="float" office:value="2.16882481021352" calcext:value-type="float">
            <text:p>2.16882481021352</text:p>
          </table:table-cell>
          <table:table-cell table:number-columns-repeated="3"/>
          <table:table-cell office:value-type="float" office:value="2.16882481021352" calcext:value-type="float">
            <text:p>2.1688248102135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74829973305095" calcext:value-type="float">
            <text:p>1.74829973305095</text:p>
          </table:table-cell>
          <table:table-cell office:value-type="float" office:value="1.75205685397137" calcext:value-type="float">
            <text:p>1.75205685397137</text:p>
          </table:table-cell>
          <table:table-cell table:style-name="ce1"/>
          <table:table-cell table:number-columns-repeated="9"/>
          <table:table-cell office:value-type="float" office:value="4700" calcext:value-type="float">
            <text:p>4700</text:p>
          </table:table-cell>
          <table:table-cell office:value-type="float" office:value="2.15653866473915" calcext:value-type="float">
            <text:p>2.15653866473915</text:p>
          </table:table-cell>
          <table:table-cell office:value-type="float" office:value="2.11849023444699" calcext:value-type="float">
            <text:p>2.11849023444699</text:p>
          </table:table-cell>
          <table:table-cell table:number-columns-repeated="3"/>
          <table:table-cell office:value-type="float" office:value="2.11849023444699" calcext:value-type="float">
            <text:p>2.118490234446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79472043868815" calcext:value-type="float">
            <text:p>1.79472043868815</text:p>
          </table:table-cell>
          <table:table-cell office:value-type="float" office:value="1.80353308620793" calcext:value-type="float">
            <text:p>1.80353308620793</text:p>
          </table:table-cell>
          <table:table-cell table:style-name="ce1"/>
          <table:table-cell table:number-columns-repeated="9"/>
          <table:table-cell office:value-type="float" office:value="4600" calcext:value-type="float">
            <text:p>4600</text:p>
          </table:table-cell>
          <table:table-cell office:value-type="float" office:value="2.11268941299363" calcext:value-type="float">
            <text:p>2.11268941299363</text:p>
          </table:table-cell>
          <table:table-cell office:value-type="float" office:value="2.0766891850486" calcext:value-type="float">
            <text:p>2.0766891850486</text:p>
          </table:table-cell>
          <table:table-cell table:number-columns-repeated="3"/>
          <table:table-cell office:value-type="float" office:value="2.0766891850486" calcext:value-type="float">
            <text:p>2.076689185048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83943512265993" calcext:value-type="float">
            <text:p>1.83943512265993</text:p>
          </table:table-cell>
          <table:table-cell office:value-type="float" office:value="1.84404815472479" calcext:value-type="float">
            <text:p>1.84404815472479</text:p>
          </table:table-cell>
          <table:table-cell table:style-name="ce1"/>
          <table:table-cell table:number-columns-repeated="9"/>
          <table:table-cell office:value-type="float" office:value="4500" calcext:value-type="float">
            <text:p>4500</text:p>
          </table:table-cell>
          <table:table-cell office:value-type="float" office:value="2.05735554323128" calcext:value-type="float">
            <text:p>2.05735554323128</text:p>
          </table:table-cell>
          <table:table-cell office:value-type="float" office:value="2.02444365724285" calcext:value-type="float">
            <text:p>2.02444365724285</text:p>
          </table:table-cell>
          <table:table-cell table:number-columns-repeated="3"/>
          <table:table-cell office:value-type="float" office:value="2.02444365724285" calcext:value-type="float">
            <text:p>2.0244436572428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87964471233736" calcext:value-type="float">
            <text:p>1.87964471233736</text:p>
          </table:table-cell>
          <table:table-cell office:value-type="float" office:value="1.8892774167786" calcext:value-type="float">
            <text:p>1.8892774167786</text:p>
          </table:table-cell>
          <table:table-cell table:style-name="ce1"/>
          <table:table-cell table:number-columns-repeated="9"/>
          <table:table-cell office:value-type="float" office:value="4400" calcext:value-type="float">
            <text:p>4400</text:p>
          </table:table-cell>
          <table:table-cell office:value-type="float" office:value="2.01913102219418" calcext:value-type="float">
            <text:p>2.01913102219418</text:p>
          </table:table-cell>
          <table:table-cell office:value-type="float" office:value="1.98581842224578" calcext:value-type="float">
            <text:p>1.98581842224578</text:p>
          </table:table-cell>
          <table:table-cell table:number-columns-repeated="3"/>
          <table:table-cell office:value-type="float" office:value="1.98581842224578" calcext:value-type="float">
            <text:p>1.9858184222457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9290718894346" calcext:value-type="float">
            <text:p>1.9290718894346</text:p>
          </table:table-cell>
          <table:table-cell office:value-type="float" office:value="1.93902046836399" calcext:value-type="float">
            <text:p>1.93902046836399</text:p>
          </table:table-cell>
          <table:table-cell table:style-name="ce1"/>
          <table:table-cell table:number-columns-repeated="9"/>
          <table:table-cell office:value-type="float" office:value="4300" calcext:value-type="float">
            <text:p>4300</text:p>
          </table:table-cell>
          <table:table-cell office:value-type="float" office:value="1.96030203498001" calcext:value-type="float">
            <text:p>1.96030203498001</text:p>
          </table:table-cell>
          <table:table-cell office:value-type="float" office:value="1.92873830325168" calcext:value-type="float">
            <text:p>1.92873830325168</text:p>
          </table:table-cell>
          <table:table-cell table:number-columns-repeated="3"/>
          <table:table-cell office:value-type="float" office:value="1.92873830325168" calcext:value-type="float">
            <text:p>1.9287383032516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97019540777539" calcext:value-type="float">
            <text:p>1.97019540777539</text:p>
          </table:table-cell>
          <table:table-cell office:value-type="float" office:value="1.9794282836283" calcext:value-type="float">
            <text:p>1.9794282836283</text:p>
          </table:table-cell>
          <table:table-cell table:style-name="ce1"/>
          <table:table-cell table:number-columns-repeated="9"/>
          <table:table-cell office:value-type="float" office:value="4200" calcext:value-type="float">
            <text:p>4200</text:p>
          </table:table-cell>
          <table:table-cell office:value-type="float" office:value="1.91090326527644" calcext:value-type="float">
            <text:p>1.91090326527644</text:p>
          </table:table-cell>
          <table:table-cell office:value-type="float" office:value="1.88044701570854" calcext:value-type="float">
            <text:p>1.88044701570854</text:p>
          </table:table-cell>
          <table:table-cell table:number-columns-repeated="3"/>
          <table:table-cell office:value-type="float" office:value="1.88044701570854" calcext:value-type="float">
            <text:p>1.880447015708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1365259428927" calcext:value-type="float">
            <text:p>2.01365259428927</text:p>
          </table:table-cell>
          <table:table-cell office:value-type="float" office:value="2.02597370947699" calcext:value-type="float">
            <text:p>2.02597370947699</text:p>
          </table:table-cell>
          <table:table-cell table:style-name="ce1"/>
          <table:table-cell table:number-columns-repeated="9"/>
          <table:table-cell office:value-type="float" office:value="4100" calcext:value-type="float">
            <text:p>4100</text:p>
          </table:table-cell>
          <table:table-cell office:value-type="float" office:value="1.85089223108927" calcext:value-type="float">
            <text:p>1.85089223108927</text:p>
          </table:table-cell>
          <table:table-cell office:value-type="float" office:value="1.82077360714837" calcext:value-type="float">
            <text:p>1.82077360714837</text:p>
          </table:table-cell>
          <table:table-cell table:number-columns-repeated="3"/>
          <table:table-cell office:value-type="float" office:value="1.82077360714837" calcext:value-type="float">
            <text:p>1.8207736071483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04977624398238" calcext:value-type="float">
            <text:p>2.04977624398238</text:p>
          </table:table-cell>
          <table:table-cell office:value-type="float" office:value="2.0583221410222" calcext:value-type="float">
            <text:p>2.0583221410222</text:p>
          </table:table-cell>
          <table:table-cell table:style-name="ce1"/>
          <table:table-cell table:number-columns-repeated="9"/>
          <table:table-cell office:value-type="float" office:value="4000" calcext:value-type="float">
            <text:p>4000</text:p>
          </table:table-cell>
          <table:table-cell office:value-type="float" office:value="1.79527462614513" calcext:value-type="float">
            <text:p>1.79527462614513</text:p>
          </table:table-cell>
          <table:table-cell office:value-type="float" office:value="1.76753235227467" calcext:value-type="float">
            <text:p>1.76753235227467</text:p>
          </table:table-cell>
          <table:table-cell table:number-columns-repeated="3"/>
          <table:table-cell office:value-type="float" office:value="1.76753235227467" calcext:value-type="float">
            <text:p>1.7675323522746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08948743840423" calcext:value-type="float">
            <text:p>2.08948743840423</text:p>
          </table:table-cell>
          <table:table-cell office:value-type="float" office:value="2.1011094960484" calcext:value-type="float">
            <text:p>2.1011094960484</text:p>
          </table:table-cell>
          <table:table-cell table:style-name="ce1"/>
          <table:table-cell table:number-columns-repeated="9"/>
          <table:table-cell office:value-type="float" office:value="3900" calcext:value-type="float">
            <text:p>3900</text:p>
          </table:table-cell>
          <table:table-cell office:value-type="float" office:value="1.73860320834082" calcext:value-type="float">
            <text:p>1.73860320834082</text:p>
          </table:table-cell>
          <table:table-cell office:value-type="float" office:value="1.71268683741923" calcext:value-type="float">
            <text:p>1.71268683741923</text:p>
          </table:table-cell>
          <table:table-cell table:number-columns-repeated="3"/>
          <table:table-cell office:value-type="float" office:value="1.71268683741923" calcext:value-type="float">
            <text:p>1.7126868374192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12207696534934" calcext:value-type="float">
            <text:p>2.12207696534934</text:p>
          </table:table-cell>
          <table:table-cell office:value-type="float" office:value="2.16556168001426" calcext:value-type="float">
            <text:p>2.16556168001426</text:p>
          </table:table-cell>
          <table:table-cell table:style-name="ce1"/>
          <table:table-cell table:number-columns-repeated="9"/>
          <table:table-cell office:value-type="float" office:value="3800" calcext:value-type="float">
            <text:p>3800</text:p>
          </table:table-cell>
          <table:table-cell office:value-type="float" office:value="1.67810204759014" calcext:value-type="float">
            <text:p>1.67810204759014</text:p>
          </table:table-cell>
          <table:table-cell office:value-type="float" office:value="1.65131658807758" calcext:value-type="float">
            <text:p>1.65131658807758</text:p>
          </table:table-cell>
          <table:table-cell table:number-columns-repeated="3"/>
          <table:table-cell office:value-type="float" office:value="1.65131658807758" calcext:value-type="float">
            <text:p>1.6513165880775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19410516607598" calcext:value-type="float">
            <text:p>2.19410516607598</text:p>
          </table:table-cell>
          <table:table-cell office:value-type="float" office:value="2.20791360470267" calcext:value-type="float">
            <text:p>2.20791360470267</text:p>
          </table:table-cell>
          <table:table-cell table:style-name="ce1"/>
          <table:table-cell table:number-columns-repeated="9"/>
          <table:table-cell office:value-type="float" office:value="3700" calcext:value-type="float">
            <text:p>3700</text:p>
          </table:table-cell>
          <table:table-cell office:value-type="float" office:value="1.62269953719582" calcext:value-type="float">
            <text:p>1.62269953719582</text:p>
          </table:table-cell>
          <table:table-cell office:value-type="float" office:value="1.59930767496189" calcext:value-type="float">
            <text:p>1.59930767496189</text:p>
          </table:table-cell>
          <table:table-cell table:number-columns-repeated="3"/>
          <table:table-cell office:value-type="float" office:value="1.59930767496189" calcext:value-type="float">
            <text:p>1.5993076749618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23915080292991" calcext:value-type="float">
            <text:p>2.23915080292991</text:p>
          </table:table-cell>
          <table:table-cell office:value-type="float" office:value="2.25894270730306" calcext:value-type="float">
            <text:p>2.25894270730306</text:p>
          </table:table-cell>
          <table:table-cell table:style-name="ce1"/>
          <table:table-cell table:number-columns-repeated="9"/>
          <table:table-cell office:value-type="float" office:value="3600" calcext:value-type="float">
            <text:p>3600</text:p>
          </table:table-cell>
          <table:table-cell office:value-type="float" office:value="1.55910615139685" calcext:value-type="float">
            <text:p>1.55910615139685</text:p>
          </table:table-cell>
          <table:table-cell office:value-type="float" office:value="1.53752549990313" calcext:value-type="float">
            <text:p>1.53752549990313</text:p>
          </table:table-cell>
          <table:table-cell table:number-columns-repeated="3"/>
          <table:table-cell office:value-type="float" office:value="1.53752549990313" calcext:value-type="float">
            <text:p>1.5375254999031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27944268932261" calcext:value-type="float">
            <text:p>2.27944268932261</text:p>
          </table:table-cell>
          <table:table-cell office:value-type="float" office:value="2.30222951573315" calcext:value-type="float">
            <text:p>2.30222951573315</text:p>
          </table:table-cell>
          <table:table-cell table:style-name="ce1"/>
          <table:table-cell table:number-columns-repeated="9"/>
          <table:table-cell office:value-type="float" office:value="3500" calcext:value-type="float">
            <text:p>3500</text:p>
          </table:table-cell>
          <table:table-cell office:value-type="float" office:value="1.50318590906491" calcext:value-type="float">
            <text:p>1.50318590906491</text:p>
          </table:table-cell>
          <table:table-cell office:value-type="float" office:value="1.48069019382013" calcext:value-type="float">
            <text:p>1.48069019382013</text:p>
          </table:table-cell>
          <table:table-cell table:number-columns-repeated="3"/>
          <table:table-cell office:value-type="float" office:value="1.48069019382013" calcext:value-type="float">
            <text:p>1.4806901938201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.3242004515627" calcext:value-type="float">
            <text:p>2.3242004515627</text:p>
          </table:table-cell>
          <table:table-cell office:value-type="float" office:value="2.34296195564732" calcext:value-type="float">
            <text:p>2.34296195564732</text:p>
          </table:table-cell>
          <table:table-cell table:style-name="ce1"/>
          <table:table-cell table:number-columns-repeated="9"/>
          <table:table-cell office:value-type="float" office:value="3400" calcext:value-type="float">
            <text:p>3400</text:p>
          </table:table-cell>
          <table:table-cell office:value-type="float" office:value="1.43816300619931" calcext:value-type="float">
            <text:p>1.43816300619931</text:p>
          </table:table-cell>
          <table:table-cell office:value-type="float" office:value="1.4186348627588" calcext:value-type="float">
            <text:p>1.4186348627588</text:p>
          </table:table-cell>
          <table:table-cell table:number-columns-repeated="3"/>
          <table:table-cell office:value-type="float" office:value="1.4186348627588" calcext:value-type="float">
            <text:p>1.418634862758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3683757698593" calcext:value-type="float">
            <text:p>2.3683757698593</text:p>
          </table:table-cell>
          <table:table-cell office:value-type="float" office:value="2.39637413138494" calcext:value-type="float">
            <text:p>2.39637413138494</text:p>
          </table:table-cell>
          <table:table-cell table:style-name="ce1"/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1.3734714032544" calcext:value-type="float">
            <text:p>1.3734714032544</text:p>
          </table:table-cell>
          <table:table-cell office:value-type="float" office:value="1.34904701866463" calcext:value-type="float">
            <text:p>1.34904701866463</text:p>
          </table:table-cell>
          <table:table-cell table:number-columns-repeated="3"/>
          <table:table-cell office:value-type="float" office:value="1.34904701866463" calcext:value-type="float">
            <text:p>1.3490470186646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.41824472689071" calcext:value-type="float">
            <text:p>2.41824472689071</text:p>
          </table:table-cell>
          <table:table-cell office:value-type="float" office:value="2.45106998700298" calcext:value-type="float">
            <text:p>2.45106998700298</text:p>
          </table:table-cell>
          <table:table-cell table:style-name="ce1"/>
          <table:table-cell table:number-columns-repeated="9"/>
          <table:table-cell office:value-type="float" office:value="3200" calcext:value-type="float">
            <text:p>3200</text:p>
          </table:table-cell>
          <table:table-cell office:value-type="float" office:value="1.31201417221596" calcext:value-type="float">
            <text:p>1.31201417221596</text:p>
          </table:table-cell>
          <table:table-cell office:value-type="float" office:value="1.28883847653237" calcext:value-type="float">
            <text:p>1.28883847653237</text:p>
          </table:table-cell>
          <table:table-cell table:number-columns-repeated="3"/>
          <table:table-cell office:value-type="float" office:value="1.28883847653237" calcext:value-type="float">
            <text:p>1.288838476532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6612469300334" calcext:value-type="float">
            <text:p>2.46612469300334</text:p>
          </table:table-cell>
          <table:table-cell office:value-type="float" office:value="2.49706398358076" calcext:value-type="float">
            <text:p>2.49706398358076</text:p>
          </table:table-cell>
          <table:table-cell table:style-name="ce1"/>
          <table:table-cell table:number-columns-repeated="9"/>
          <table:table-cell office:value-type="float" office:value="3100" calcext:value-type="float">
            <text:p>3100</text:p>
          </table:table-cell>
          <table:table-cell office:value-type="float" office:value="1.24748084396186" calcext:value-type="float">
            <text:p>1.24748084396186</text:p>
          </table:table-cell>
          <table:table-cell office:value-type="float" office:value="1.20385834943116" calcext:value-type="float">
            <text:p>1.20385834943116</text:p>
          </table:table-cell>
          <table:table-cell table:number-columns-repeated="3"/>
          <table:table-cell office:value-type="float" office:value="1.20385834943116" calcext:value-type="float">
            <text:p>1.2038583494311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.51050865980917" calcext:value-type="float">
            <text:p>2.51050865980917</text:p>
          </table:table-cell>
          <table:table-cell office:value-type="float" office:value="2.55382913200818" calcext:value-type="float">
            <text:p>2.55382913200818</text:p>
          </table:table-cell>
          <table:table-cell table:style-name="ce1"/>
          <table:table-cell table:number-columns-repeated="9"/>
          <table:table-cell office:value-type="float" office:value="3000" calcext:value-type="float">
            <text:p>3000</text:p>
          </table:table-cell>
          <table:table-cell office:value-type="float" office:value="1.17997189516758" calcext:value-type="float">
            <text:p>1.17997189516758</text:p>
          </table:table-cell>
          <table:table-cell office:value-type="float" office:value="1.14170534930471" calcext:value-type="float">
            <text:p>1.14170534930471</text:p>
          </table:table-cell>
          <table:table-cell table:number-columns-repeated="3"/>
          <table:table-cell office:value-type="float" office:value="1.14170534930471" calcext:value-type="float">
            <text:p>1.1417053493047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56851008393384" calcext:value-type="float">
            <text:p>2.56851008393384</text:p>
          </table:table-cell>
          <table:table-cell office:value-type="float" office:value="2.61238279087577" calcext:value-type="float">
            <text:p>2.61238279087577</text:p>
          </table:table-cell>
          <table:table-cell table:style-name="ce1"/>
          <table:table-cell table:number-columns-repeated="9"/>
          <table:table-cell office:value-type="float" office:value="2900" calcext:value-type="float">
            <text:p>2900</text:p>
          </table:table-cell>
          <table:table-cell office:value-type="float" office:value="1.1028531963985" calcext:value-type="float">
            <text:p>1.1028531963985</text:p>
          </table:table-cell>
          <table:table-cell office:value-type="float" office:value="1.073444791549" calcext:value-type="float">
            <text:p>1.073444791549</text:p>
          </table:table-cell>
          <table:table-cell table:number-columns-repeated="3"/>
          <table:table-cell office:value-type="float" office:value="1.073444791549" calcext:value-type="float">
            <text:p>1.07344479154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61760155033562" calcext:value-type="float">
            <text:p>2.61760155033562</text:p>
          </table:table-cell>
          <table:table-cell office:value-type="float" office:value="2.67167104331584" calcext:value-type="float">
            <text:p>2.67167104331584</text:p>
          </table:table-cell>
          <table:table-cell table:style-name="ce1"/>
          <table:table-cell table:number-columns-repeated="9"/>
          <table:table-cell office:value-type="float" office:value="2800" calcext:value-type="float">
            <text:p>2800</text:p>
          </table:table-cell>
          <table:table-cell office:value-type="float" office:value="1.0256009286403" calcext:value-type="float">
            <text:p>1.0256009286403</text:p>
          </table:table-cell>
          <table:table-cell office:value-type="float" office:value="0.993308343686782" calcext:value-type="float">
            <text:p>0.993308343686782</text:p>
          </table:table-cell>
          <table:table-cell table:number-columns-repeated="3"/>
          <table:table-cell office:value-type="float" office:value="0.993308343686782" calcext:value-type="float">
            <text:p>0.99330834368678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65736414193565" calcext:value-type="float">
            <text:p>2.65736414193565</text:p>
          </table:table-cell>
          <table:table-cell office:value-type="float" office:value="2.71969889883172" calcext:value-type="float">
            <text:p>2.71969889883172</text:p>
          </table:table-cell>
          <table:table-cell table:style-name="ce1"/>
          <table:table-cell table:number-columns-repeated="9"/>
          <table:table-cell office:value-type="float" office:value="2700" calcext:value-type="float">
            <text:p>2700</text:p>
          </table:table-cell>
          <table:table-cell office:value-type="float" office:value="0.932707314977378" calcext:value-type="float">
            <text:p>0.932707314977378</text:p>
          </table:table-cell>
          <table:table-cell office:value-type="float" office:value="0.901681941488415" calcext:value-type="float">
            <text:p>0.901681941488415</text:p>
          </table:table-cell>
          <table:table-cell table:number-columns-repeated="3"/>
          <table:table-cell office:value-type="float" office:value="0.901681941488415" calcext:value-type="float">
            <text:p>0.9016819414884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.70461060627721" calcext:value-type="float">
            <text:p>2.70461060627721</text:p>
          </table:table-cell>
          <table:table-cell office:value-type="float" office:value="2.77346251179858" calcext:value-type="float">
            <text:p>2.77346251179858</text:p>
          </table:table-cell>
          <table:table-cell table:style-name="ce1"/>
          <table:table-cell table:number-columns-repeated="9"/>
          <table:table-cell office:value-type="float" office:value="2600" calcext:value-type="float">
            <text:p>2600</text:p>
          </table:table-cell>
          <table:table-cell office:value-type="float" office:value="0.854360327617045" calcext:value-type="float">
            <text:p>0.854360327617045</text:p>
          </table:table-cell>
          <table:table-cell office:value-type="float" office:value="0.829122995028113" calcext:value-type="float">
            <text:p>0.829122995028113</text:p>
          </table:table-cell>
          <table:table-cell table:number-columns-repeated="3"/>
          <table:table-cell office:value-type="float" office:value="0.829122995028113" calcext:value-type="float">
            <text:p>0.82912299502811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.74427682536023" calcext:value-type="float">
            <text:p>2.74427682536023</text:p>
          </table:table-cell>
          <table:table-cell office:value-type="float" office:value="2.81813898671232" calcext:value-type="float">
            <text:p>2.81813898671232</text:p>
          </table:table-cell>
          <table:table-cell table:style-name="ce1"/>
          <table:table-cell table:number-columns-repeated="9"/>
          <table:table-cell office:value-type="float" office:value="2500" calcext:value-type="float">
            <text:p>2500</text:p>
          </table:table-cell>
          <table:table-cell office:value-type="float" office:value="0.778018896683562" calcext:value-type="float">
            <text:p>0.778018896683562</text:p>
          </table:table-cell>
          <table:table-cell office:value-type="float" office:value="0.74715475994636" calcext:value-type="float">
            <text:p>0.74715475994636</text:p>
          </table:table-cell>
          <table:table-cell table:number-columns-repeated="3"/>
          <table:table-cell office:value-type="float" office:value="0.74715475994636" calcext:value-type="float">
            <text:p>0.7471547599463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.78855878985977" calcext:value-type="float">
            <text:p>2.78855878985977</text:p>
          </table:table-cell>
          <table:table-cell office:value-type="float" office:value="2.87602585982965" calcext:value-type="float">
            <text:p>2.87602585982965</text:p>
          </table:table-cell>
          <table:table-cell table:style-name="ce1"/>
          <table:table-cell table:number-columns-repeated="9"/>
          <table:table-cell office:value-type="float" office:value="2400" calcext:value-type="float">
            <text:p>2400</text:p>
          </table:table-cell>
          <table:table-cell office:value-type="float" office:value="0.68555827589532" calcext:value-type="float">
            <text:p>0.68555827589532</text:p>
          </table:table-cell>
          <table:table-cell office:value-type="float" office:value="0.663785852145508" calcext:value-type="float">
            <text:p>0.663785852145508</text:p>
          </table:table-cell>
          <table:table-cell table:number-columns-repeated="3"/>
          <table:table-cell office:value-type="float" office:value="0.663785852145508" calcext:value-type="float">
            <text:p>0.66378585214550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.82491388732067" calcext:value-type="float">
            <text:p>2.82491388732067</text:p>
          </table:table-cell>
          <table:table-cell office:value-type="float" office:value="2.92465105690245" calcext:value-type="float">
            <text:p>2.92465105690245</text:p>
          </table:table-cell>
          <table:table-cell table:style-name="ce1"/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0.624412673828636" calcext:value-type="float">
            <text:p>0.624412673828636</text:p>
          </table:table-cell>
          <table:table-cell office:value-type="float" office:value="0.600222582323242" calcext:value-type="float">
            <text:p>0.600222582323242</text:p>
          </table:table-cell>
          <table:table-cell table:number-columns-repeated="3"/>
          <table:table-cell office:value-type="float" office:value="0.600222582323242" calcext:value-type="float">
            <text:p>0.60022258232324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.86194986614742" calcext:value-type="float">
            <text:p>2.86194986614742</text:p>
          </table:table-cell>
          <table:table-cell office:value-type="float" office:value="2.97592735538783" calcext:value-type="float">
            <text:p>2.97592735538783</text:p>
          </table:table-cell>
          <table:table-cell table:style-name="ce1"/>
          <table:table-cell table:number-columns-repeated="9"/>
          <table:table-cell office:value-type="float" office:value="2200" calcext:value-type="float">
            <text:p>2200</text:p>
          </table:table-cell>
          <table:table-cell office:value-type="float" office:value="0.549557709275185" calcext:value-type="float">
            <text:p>0.549557709275185</text:p>
          </table:table-cell>
          <table:table-cell office:value-type="float" office:value="0.525800912020978" calcext:value-type="float">
            <text:p>0.525800912020978</text:p>
          </table:table-cell>
          <table:table-cell table:number-columns-repeated="3"/>
          <table:table-cell office:value-type="float" office:value="0.525800912020978" calcext:value-type="float">
            <text:p>0.5258009120209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89851691910372" calcext:value-type="float">
            <text:p>2.89851691910372</text:p>
          </table:table-cell>
          <table:table-cell office:value-type="float" office:value="3.026340090787" calcext:value-type="float">
            <text:p>3.026340090787</text:p>
          </table:table-cell>
          <table:table-cell table:style-name="ce1"/>
          <table:table-cell table:number-columns-repeated="9"/>
          <table:table-cell office:value-type="float" office:value="2100" calcext:value-type="float">
            <text:p>2100</text:p>
          </table:table-cell>
          <table:table-cell office:value-type="float" office:value="0.477480150671131" calcext:value-type="float">
            <text:p>0.477480150671131</text:p>
          </table:table-cell>
          <table:table-cell office:value-type="float" office:value="0.451774542182489" calcext:value-type="float">
            <text:p>0.451774542182489</text:p>
          </table:table-cell>
          <table:table-cell table:number-columns-repeated="3"/>
          <table:table-cell office:value-type="float" office:value="0.451774542182489" calcext:value-type="float">
            <text:p>0.45177454218248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.9365075473579" calcext:value-type="float">
            <text:p>2.9365075473579</text:p>
          </table:table-cell>
          <table:table-cell office:value-type="float" office:value="3.07627684858772" calcext:value-type="float">
            <text:p>3.07627684858772</text:p>
          </table:table-cell>
          <table:table-cell table:style-name="ce1"/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0.406821432939689" calcext:value-type="float">
            <text:p>0.406821432939689</text:p>
          </table:table-cell>
          <table:table-cell office:value-type="float" office:value="0.389744218355998" calcext:value-type="float">
            <text:p>0.389744218355998</text:p>
          </table:table-cell>
          <table:table-cell table:number-columns-repeated="3"/>
          <table:table-cell office:value-type="float" office:value="0.389744218355998" calcext:value-type="float">
            <text:p>0.38974421835599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.96635912053086" calcext:value-type="float">
            <text:p>2.96635912053086</text:p>
          </table:table-cell>
          <table:table-cell office:value-type="float" office:value="3.16158392736469" calcext:value-type="float">
            <text:p>3.16158392736469</text:p>
          </table:table-cell>
          <table:table-cell table:style-name="ce1"/>
          <table:table-cell table:number-columns-repeated="9"/>
          <table:table-cell office:value-type="float" office:value="1900" calcext:value-type="float">
            <text:p>1900</text:p>
          </table:table-cell>
          <table:table-cell office:value-type="float" office:value="0.337706069206534" calcext:value-type="float">
            <text:p>0.337706069206534</text:p>
          </table:table-cell>
          <table:table-cell office:value-type="float" office:value="0.312448173673105" calcext:value-type="float">
            <text:p>0.312448173673105</text:p>
          </table:table-cell>
          <table:table-cell table:number-columns-repeated="3"/>
          <table:table-cell office:value-type="float" office:value="0.312448173673105" calcext:value-type="float">
            <text:p>0.31244817367310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.98827569492962" calcext:value-type="float">
            <text:p>2.98827569492962</text:p>
          </table:table-cell>
          <table:table-cell office:value-type="float" office:value="3.19430193238335" calcext:value-type="float">
            <text:p>3.19430193238335</text:p>
          </table:table-cell>
          <table:table-cell table:style-name="ce1"/>
          <table:table-cell table:number-columns-repeated="9"/>
          <table:table-cell office:value-type="float" office:value="1800" calcext:value-type="float">
            <text:p>1800</text:p>
          </table:table-cell>
          <table:table-cell office:value-type="float" office:value="0.281360786779404" calcext:value-type="float">
            <text:p>0.281360786779404</text:p>
          </table:table-cell>
          <table:table-cell office:value-type="float" office:value="0.262404885857011" calcext:value-type="float">
            <text:p>0.262404885857011</text:p>
          </table:table-cell>
          <table:table-cell table:number-columns-repeated="3"/>
          <table:table-cell office:value-type="float" office:value="0.262404885857011" calcext:value-type="float">
            <text:p>0.26240488585701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.99934895343342" calcext:value-type="float">
            <text:p>2.99934895343342</text:p>
          </table:table-cell>
          <table:table-cell office:value-type="float" office:value="3.22493730591253" calcext:value-type="float">
            <text:p>3.22493730591253</text:p>
          </table:table-cell>
          <table:table-cell table:style-name="ce1"/>
          <table:table-cell table:number-columns-repeated="9"/>
          <table:table-cell office:value-type="float" office:value="1700" calcext:value-type="float">
            <text:p>1700</text:p>
          </table:table-cell>
          <table:table-cell office:value-type="float" office:value="0.263593230582477" calcext:value-type="float">
            <text:p>0.263593230582477</text:p>
          </table:table-cell>
          <table:table-cell office:value-type="float" office:value="0.218960747561344" calcext:value-type="float">
            <text:p>0.218960747561344</text:p>
          </table:table-cell>
          <table:table-cell table:number-columns-repeated="3"/>
          <table:table-cell office:value-type="float" office:value="0.218960747561344" calcext:value-type="float">
            <text:p>0.21896074756134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.00673483698015" calcext:value-type="float">
            <text:p>3.00673483698015</text:p>
          </table:table-cell>
          <table:table-cell/>
          <table:table-cell table:style-name="ce1"/>
          <table:table-cell table:number-columns-repeated="9"/>
          <table:table-cell office:value-type="float" office:value="1600" calcext:value-type="float">
            <text:p>1600</text:p>
          </table:table-cell>
          <table:table-cell office:value-type="float" office:value="0.262779455888074" calcext:value-type="float">
            <text:p>0.262779455888074</text:p>
          </table:table-cell>
          <table:table-cell office:value-type="float" office:value="0.219546516919951" calcext:value-type="float">
            <text:p>0.219546516919951</text:p>
          </table:table-cell>
          <table:table-cell table:number-columns-repeated="3"/>
          <table:table-cell office:value-type="float" office:value="0.219546516919951" calcext:value-type="float">
            <text:p>0.219546516919951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  <table:table-cell office:value-type="float" office:value="1.7750669860912" calcext:value-type="float">
            <text:p>1.7750669860912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.04</text:p>
          </table:table-cell>
          <table:table-cell table:number-columns-repeated="11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3"/>
          <table:table-cell office:value-type="float" office:value="1.18040404124323" calcext:value-type="float">
            <text:p>1.18040404124323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3.6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  <table:table-cell office:value-type="float" office:value="0.333333163186302" calcext:value-type="float">
            <text:p>0.333333163186302</text:p>
          </table:table-cell>
          <table:table-cell table:number-columns-repeated="15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3"/>
          <table:table-cell office:value-type="float" office:value="3.12557359710587" calcext:value-type="float">
            <text:p>3.12557359710587</text:p>
          </table:table-cell>
          <table:table-cell table:number-columns-repeated="15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  <table:table-cell office:value-type="float" office:value="3.56252089725325" calcext:value-type="float">
            <text:p>3.56252089725325</text:p>
          </table:table-cell>
          <table:table-cell table:number-columns-repeated="15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  <table:table-cell office:value-type="float" office:value="1.74614236591102" calcext:value-type="float">
            <text:p>1.74614236591102</text:p>
          </table:table-cell>
          <table:table-cell table:number-columns-repeated="15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3"/>
          <table:table-cell office:value-type="float" office:value="2.70054006409907" calcext:value-type="float">
            <text:p>2.70054006409907</text:p>
          </table:table-cell>
          <table:table-cell table:number-columns-repeated="15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3"/>
          <table:table-cell office:value-type="float" office:value="2.21359926181843" calcext:value-type="float">
            <text:p>2.21359926181843</text:p>
          </table:table-cell>
          <table:table-cell table:number-columns-repeated="2"/>
          <table:table-cell office:value-type="float" office:value="1761" calcext:value-type="float">
            <text:p>1761</text:p>
          </table:table-cell>
          <table:table-cell office:value-type="float" office:value="-0.11747030217564" calcext:value-type="float">
            <text:p>-0.11747030217564</text:p>
          </table:table-cell>
          <table:table-cell table:number-columns-repeated="11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3"/>
          <table:table-cell office:value-type="float" office:value="2.66776287741536" calcext:value-type="float">
            <text:p>2.66776287741536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-0.180923041379489" calcext:value-type="float">
            <text:p>-0.180923041379489</text:p>
          </table:table-cell>
          <table:table-cell table:number-columns-repeated="11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3"/>
          <table:table-cell office:value-type="float" office:value="2.90842433119756" calcext:value-type="float">
            <text:p>2.90842433119756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office:value-type="float" office:value="0.295352348863678" calcext:value-type="float">
            <text:p>0.295352348863678</text:p>
          </table:table-cell>
          <table:table-cell table:number-columns-repeated="11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  <table:table-cell office:value-type="float" office:value="2.11444226797563" calcext:value-type="float">
            <text:p>2.11444226797563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0.394600870915929" calcext:value-type="float">
            <text:p>0.394600870915929</text:p>
          </table:table-cell>
          <table:table-cell table:number-columns-repeated="11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  <table:table-cell office:value-type="float" office:value="2.82350718689524" calcext:value-type="float">
            <text:p>2.82350718689524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0.446921686246927" calcext:value-type="float">
            <text:p>0.446921686246927</text:p>
          </table:table-cell>
          <table:table-cell table:number-columns-repeated="11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/>
          <table:table-cell office:value-type="float" office:value="1.64554807820198" calcext:value-type="float">
            <text:p>1.64554807820198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0.541132851324245" calcext:value-type="float">
            <text:p>0.541132851324245</text:p>
          </table:table-cell>
          <table:table-cell table:number-columns-repeated="11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3"/>
          <table:table-cell office:value-type="float" office:value="3.60794905062017" calcext:value-type="float">
            <text:p>3.60794905062017</text:p>
          </table:table-cell>
          <table:table-cell table:number-columns-repeated="2"/>
          <table:table-cell office:value-type="float" office:value="2701" calcext:value-type="float">
            <text:p>2701</text:p>
          </table:table-cell>
          <table:table-cell office:value-type="float" office:value="0.611644220430549" calcext:value-type="float">
            <text:p>0.611644220430549</text:p>
          </table:table-cell>
          <table:table-cell table:number-columns-repeated="11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/>
          <table:table-cell office:value-type="float" office:value="1.41904584030174" calcext:value-type="float">
            <text:p>1.41904584030174</text:p>
          </table:table-cell>
          <table:table-cell table:number-columns-repeated="2"/>
          <table:table-cell office:value-type="float" office:value="2718" calcext:value-type="float">
            <text:p>2718</text:p>
          </table:table-cell>
          <table:table-cell office:value-type="float" office:value="0.622492583117099" calcext:value-type="float">
            <text:p>0.622492583117099</text:p>
          </table:table-cell>
          <table:table-cell table:number-columns-repeated="11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  <table:table-cell office:value-type="float" office:value="1.48163161597394" calcext:value-type="float">
            <text:p>1.48163161597394</text:p>
          </table:table-cell>
          <table:table-cell table:number-columns-repeated="2"/>
          <table:table-cell office:value-type="float" office:value="2848" calcext:value-type="float">
            <text:p>2848</text:p>
          </table:table-cell>
          <table:table-cell office:value-type="float" office:value="0.739480046763992" calcext:value-type="float">
            <text:p>0.739480046763992</text:p>
          </table:table-cell>
          <table:table-cell table:number-columns-repeated="11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3"/>
          <table:table-cell office:value-type="float" office:value="3.27014385002365" calcext:value-type="float">
            <text:p>3.27014385002365</text:p>
          </table:table-cell>
          <table:table-cell table:number-columns-repeated="2"/>
          <table:table-cell office:value-type="float" office:value="3339" calcext:value-type="float">
            <text:p>3339</text:p>
          </table:table-cell>
          <table:table-cell office:value-type="float" office:value="1.08501099575618" calcext:value-type="float">
            <text:p>1.08501099575618</text:p>
          </table:table-cell>
          <table:table-cell table:number-columns-repeated="11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  <table:table-cell office:value-type="float" office:value="3.53830509483054" calcext:value-type="float">
            <text:p>3.53830509483054</text:p>
          </table:table-cell>
          <table:table-cell table:number-columns-repeated="2"/>
          <table:table-cell office:value-type="float" office:value="3695" calcext:value-type="float">
            <text:p>3695</text:p>
          </table:table-cell>
          <table:table-cell office:value-type="float" office:value="1.31193264798465" calcext:value-type="float">
            <text:p>1.31193264798465</text:p>
          </table:table-cell>
          <table:table-cell table:number-columns-repeated="11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  <table:table-cell office:value-type="float" office:value="2.06953769167073" calcext:value-type="float">
            <text:p>2.06953769167073</text:p>
          </table:table-cell>
          <table:table-cell table:number-columns-repeated="2"/>
          <table:table-cell office:value-type="float" office:value="3822" calcext:value-type="float">
            <text:p>3822</text:p>
          </table:table-cell>
          <table:table-cell office:value-type="float" office:value="1.38311995288671" calcext:value-type="float">
            <text:p>1.38311995288671</text:p>
          </table:table-cell>
          <table:table-cell table:number-columns-repeated="11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  <table:table-cell office:value-type="float" office:value="1.57821696321704" calcext:value-type="float">
            <text:p>1.57821696321704</text:p>
          </table:table-cell>
          <table:table-cell table:number-columns-repeated="2"/>
          <table:table-cell office:value-type="float" office:value="3890" calcext:value-type="float">
            <text:p>3890</text:p>
          </table:table-cell>
          <table:table-cell office:value-type="float" office:value="1.45225573624436" calcext:value-type="float">
            <text:p>1.45225573624436</text:p>
          </table:table-cell>
          <table:table-cell table:number-columns-repeated="11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3"/>
          <table:table-cell office:value-type="float" office:value="0.661528758295438" calcext:value-type="float">
            <text:p>0.661528758295438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1.54163797271351" calcext:value-type="float">
            <text:p>1.54163797271351</text:p>
          </table:table-cell>
          <table:table-cell table:number-columns-repeated="11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3"/>
          <table:table-cell office:value-type="float" office:value="0.537919600716478" calcext:value-type="float">
            <text:p>0.537919600716478</text:p>
          </table:table-cell>
          <table:table-cell table:number-columns-repeated="2"/>
          <table:table-cell office:value-type="float" office:value="4412" calcext:value-type="float">
            <text:p>4412</text:p>
          </table:table-cell>
          <table:table-cell office:value-type="float" office:value="1.68530228741701" calcext:value-type="float">
            <text:p>1.68530228741701</text:p>
          </table:table-cell>
          <table:table-cell table:number-columns-repeated="11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3"/>
          <table:table-cell office:value-type="float" office:value="3.16081959723801" calcext:value-type="float">
            <text:p>3.16081959723801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1.76773353270497" calcext:value-type="float">
            <text:p>1.76773353270497</text:p>
          </table:table-cell>
          <table:table-cell table:number-columns-repeated="11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3"/>
          <table:table-cell office:value-type="float" office:value="2.06518971152376" calcext:value-type="float">
            <text:p>2.06518971152376</text:p>
          </table:table-cell>
          <table:table-cell table:number-columns-repeated="2"/>
          <table:table-cell office:value-type="float" office:value="4739" calcext:value-type="float">
            <text:p>4739</text:p>
          </table:table-cell>
          <table:table-cell office:value-type="float" office:value="1.87013629546719" calcext:value-type="float">
            <text:p>1.87013629546719</text:p>
          </table:table-cell>
          <table:table-cell table:number-columns-repeated="11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  <table:table-cell office:value-type="float" office:value="3.21084151747542" calcext:value-type="float">
            <text:p>3.21084151747542</text:p>
          </table:table-cell>
          <table:table-cell table:number-columns-repeated="2"/>
          <table:table-cell office:value-type="float" office:value="4832" calcext:value-type="float">
            <text:p>4832</text:p>
          </table:table-cell>
          <table:table-cell office:value-type="float" office:value="1.92130900892414" calcext:value-type="float">
            <text:p>1.92130900892414</text:p>
          </table:table-cell>
          <table:table-cell table:number-columns-repeated="11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3"/>
          <table:table-cell office:value-type="float" office:value="0.653819534577223" calcext:value-type="float">
            <text:p>0.653819534577223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 office:value-type="float" office:value="1.98288788890885" calcext:value-type="float">
            <text:p>1.98288788890885</text:p>
          </table:table-cell>
          <table:table-cell table:number-columns-repeated="11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3"/>
          <table:table-cell office:value-type="float" office:value="0.782226397524296" calcext:value-type="float">
            <text:p>0.782226397524296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2.09655479089452" calcext:value-type="float">
            <text:p>2.09655479089452</text:p>
          </table:table-cell>
          <table:table-cell table:number-columns-repeated="11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  <table:table-cell office:value-type="float" office:value="1.8019400508958" calcext:value-type="float">
            <text:p>1.8019400508958</text:p>
          </table:table-cell>
          <table:table-cell table:number-columns-repeated="2"/>
          <table:table-cell office:value-type="float" office:value="5288" calcext:value-type="float">
            <text:p>5288</text:p>
          </table:table-cell>
          <table:table-cell office:value-type="float" office:value="2.14780537750319" calcext:value-type="float">
            <text:p>2.14780537750319</text:p>
          </table:table-cell>
          <table:table-cell table:number-columns-repeated="11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/>
          <table:table-cell office:value-type="float" office:value="2.23731226256584" calcext:value-type="float">
            <text:p>2.23731226256584</text:p>
          </table:table-cell>
          <table:table-cell table:number-columns-repeated="2"/>
          <table:table-cell office:value-type="float" office:value="5369" calcext:value-type="float">
            <text:p>5369</text:p>
          </table:table-cell>
          <table:table-cell office:value-type="float" office:value="2.13771556590818" calcext:value-type="float">
            <text:p>2.13771556590818</text:p>
          </table:table-cell>
          <table:table-cell table:number-columns-repeated="11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3"/>
          <table:table-cell office:value-type="float" office:value="3.28314815533914" calcext:value-type="float">
            <text:p>3.28314815533914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2.43814627865587" calcext:value-type="float">
            <text:p>2.43814627865587</text:p>
          </table:table-cell>
          <table:table-cell table:number-columns-repeated="11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/>
          <table:table-cell office:value-type="float" office:value="1.47009432625299" calcext:value-type="float">
            <text:p>1.47009432625299</text:p>
          </table:table-cell>
          <table:table-cell table:number-columns-repeated="2"/>
          <table:table-cell office:value-type="float" office:value="6807" calcext:value-type="float">
            <text:p>6807</text:p>
          </table:table-cell>
          <table:table-cell office:value-type="float" office:value="2.86515502602942" calcext:value-type="float">
            <text:p>2.86515502602942</text:p>
          </table:table-cell>
          <table:table-cell table:number-columns-repeated="11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0.212101209341245" calcext:value-type="float">
            <text:p>0.212101209341245</text:p>
          </table:table-cell>
          <table:table-cell table:number-columns-repeated="2"/>
          <table:table-cell office:value-type="float" office:value="6867" calcext:value-type="float">
            <text:p>6867</text:p>
          </table:table-cell>
          <table:table-cell office:value-type="float" office:value="2.92074179701746" calcext:value-type="float">
            <text:p>2.92074179701746</text:p>
          </table:table-cell>
          <table:table-cell table:number-columns-repeated="1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0.277422822943804" calcext:value-type="float">
            <text:p>0.277422822943804</text:p>
          </table:table-cell>
          <table:table-cell table:number-columns-repeated="2"/>
          <table:table-cell office:value-type="float" office:value="6965" calcext:value-type="float">
            <text:p>6965</text:p>
          </table:table-cell>
          <table:table-cell office:value-type="float" office:value="2.93579504585338" calcext:value-type="float">
            <text:p>2.93579504585338</text:p>
          </table:table-cell>
          <table:table-cell table:number-columns-repeated="11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3"/>
          <table:table-cell office:value-type="float" office:value="1.1865962913054" calcext:value-type="float">
            <text:p>1.1865962913054</text:p>
          </table:table-cell>
          <table:table-cell table:number-columns-repeated="2"/>
          <table:table-cell office:value-type="float" office:value="7033" calcext:value-type="float">
            <text:p>7033</text:p>
          </table:table-cell>
          <table:table-cell office:value-type="float" office:value="2.97955024797686" calcext:value-type="float">
            <text:p>2.97955024797686</text:p>
          </table:table-cell>
          <table:table-cell table:number-columns-repeated="11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  <table:table-cell office:value-type="float" office:value="2.18780893408774" calcext:value-type="float">
            <text:p>2.18780893408774</text:p>
          </table:table-cell>
          <table:table-cell table:number-columns-repeated="2"/>
          <table:table-cell office:value-type="float" office:value="7177" calcext:value-type="float">
            <text:p>7177</text:p>
          </table:table-cell>
          <table:table-cell office:value-type="float" office:value="3.04205209689628" calcext:value-type="float">
            <text:p>3.04205209689628</text:p>
          </table:table-cell>
          <table:table-cell table:number-columns-repeated="11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3"/>
          <table:table-cell office:value-type="float" office:value="3.34816546546874" calcext:value-type="float">
            <text:p>3.34816546546874</text:p>
          </table:table-cell>
          <table:table-cell table:number-columns-repeated="2"/>
          <table:table-cell office:value-type="float" office:value="7466" calcext:value-type="float">
            <text:p>7466</text:p>
          </table:table-cell>
          <table:table-cell office:value-type="float" office:value="3.12457669806365" calcext:value-type="float">
            <text:p>3.12457669806365</text:p>
          </table:table-cell>
          <table:table-cell table:number-columns-repeated="11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  <table:table-cell office:value-type="float" office:value="2.17062102433265" calcext:value-type="float">
            <text:p>2.17062102433265</text:p>
          </table:table-cell>
          <table:table-cell table:number-columns-repeated="2"/>
          <table:table-cell office:value-type="float" office:value="7498" calcext:value-type="float">
            <text:p>7498</text:p>
          </table:table-cell>
          <table:table-cell office:value-type="float" office:value="3.12379848477475" calcext:value-type="float">
            <text:p>3.12379848477475</text:p>
          </table:table-cell>
          <table:table-cell table:number-columns-repeated="11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3"/>
          <table:table-cell office:value-type="float" office:value="3.20587192134423" calcext:value-type="float">
            <text:p>3.20587192134423</text:p>
          </table:table-cell>
          <table:table-cell table:number-columns-repeated="15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/>
          <table:table-cell office:value-type="float" office:value="1.43264154856999" calcext:value-type="float">
            <text:p>1.43264154856999</text:p>
          </table:table-cell>
          <table:table-cell table:number-columns-repeated="15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  <table:table-cell office:value-type="float" office:value="1.31363117448871" calcext:value-type="float">
            <text:p>1.31363117448871</text:p>
          </table:table-cell>
          <table:table-cell table:number-columns-repeated="15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/>
          <table:table-cell office:value-type="float" office:value="3.30343364847149" calcext:value-type="float">
            <text:p>3.30343364847149</text:p>
          </table:table-cell>
          <table:table-cell table:number-columns-repeated="15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  <table:table-cell office:value-type="float" office:value="2.37697572640891" calcext:value-type="float">
            <text:p>2.37697572640891</text:p>
          </table:table-cell>
          <table:table-cell table:number-columns-repeated="15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  <table:table-cell office:value-type="float" office:value="2.86473718706933" calcext:value-type="float">
            <text:p>2.86473718706933</text:p>
          </table:table-cell>
          <table:table-cell table:number-columns-repeated="15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  <table:table-cell office:value-type="float" office:value="1.33604771595554" calcext:value-type="float">
            <text:p>1.33604771595554</text:p>
          </table:table-cell>
          <table:table-cell table:number-columns-repeated="15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/>
          <table:table-cell office:value-type="float" office:value="1.04198345226744" calcext:value-type="float">
            <text:p>1.04198345226744</text:p>
          </table:table-cell>
          <table:table-cell table:number-columns-repeated="15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  <table:table-cell office:value-type="float" office:value="0.816267512467974" calcext:value-type="float">
            <text:p>0.816267512467974</text:p>
          </table:table-cell>
          <table:table-cell table:number-columns-repeated="15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3"/>
          <table:table-cell office:value-type="float" office:value="2.2365701364041" calcext:value-type="float">
            <text:p>2.2365701364041</text:p>
          </table:table-cell>
          <table:table-cell table:number-columns-repeated="15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3"/>
          <table:table-cell office:value-type="float" office:value="1.69661958407652" calcext:value-type="float">
            <text:p>1.69661958407652</text:p>
          </table:table-cell>
          <table:table-cell table:number-columns-repeated="15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3"/>
          <table:table-cell office:value-type="float" office:value="0.814820370192634" calcext:value-type="float">
            <text:p>0.814820370192634</text:p>
          </table:table-cell>
          <table:table-cell table:number-columns-repeated="15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  <table:table-cell office:value-type="float" office:value="0.33815962874817" calcext:value-type="float">
            <text:p>0.33815962874817</text:p>
          </table:table-cell>
          <table:table-cell table:number-columns-repeated="15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  <table:table-cell office:value-type="float" office:value="1.22230518317547" calcext:value-type="float">
            <text:p>1.22230518317547</text:p>
          </table:table-cell>
          <table:table-cell table:number-columns-repeated="15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  <table:table-cell office:value-type="float" office:value="2.20535797290596" calcext:value-type="float">
            <text:p>2.20535797290596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H73:Sheet1.I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6:41:26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21:23.798000000</meta:creation-date>
    <dc:date>2024-10-08T19:36:19.915000000</dc:date>
    <meta:editing-duration>PT25M17S</meta:editing-duration>
    <meta:editing-cycles>2</meta:editing-cycles>
    <meta:generator>LibreOffice/24.2.5.2$Windows_X86_64 LibreOffice_project/bffef4ea93e59bebbeaf7f431bb02b1a39ee8a59</meta:generator>
    <meta:document-statistic meta:table-count="1" meta:cell-count="59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298cm" svg:height="13.677cm" xlink:href=".." xlink:type="simple" chart:class="chart:scatter" chart:style-name="ch1">
        <chart:legend chart:legend-position="end" svg:x="21.446cm" svg:y="4.049cm" style:legend-expansion="high" chart:style-name="ch2"/>
        <chart:plot-area chart:style-name="ch3" table:cell-range-address="Sheet1.A1:Sheet1.C61 Sheet1.H73:Sheet1.I102 Sheet1.H66:Sheet1.I67 Sheet1.A66:Sheet1.A117 Sheet1.E66:Sheet1.E117 Sheet1.N2:Sheet1.P61" chart:data-source-has-labels="row" svg:x="0.485cm" svg:y="0.273cm" svg:width="20.476cm" svg:height="13.131cm">
          <chart:coordinate-region svg:x="1.61cm" svg:y="0.472cm" svg:width="18.98cm" svg:height="12.7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1" chart:class="chart:scatter">
            <chart:domain table:cell-range-address="Sheet1.A1:Sheet1.A61"/>
            <chart:data-point chart:repeated="61"/>
          </chart:series>
          <chart:series chart:style-name="ch8" chart:values-cell-range-address="" chart:class="chart:scatter">
            <chart:data-point/>
          </chart:series>
          <chart:series chart:style-name="ch9" chart:values-cell-range-address="Sheet1.H73:Sheet1.H102" chart:class="chart:scatter">
            <chart:data-point chart:repeated="61"/>
          </chart:series>
          <chart:series chart:style-name="ch10" chart:values-cell-range-address="Sheet1.I73:Sheet1.I102" chart:class="chart:scatter">
            <chart:data-point chart:repeated="61"/>
          </chart:series>
          <chart:series chart:style-name="ch11" chart:values-cell-range-address="Sheet1.H66:Sheet1.H67" chart:class="chart:scatter">
            <chart:data-point chart:repeated="61"/>
          </chart:series>
          <chart:series chart:style-name="ch12" chart:values-cell-range-address="Sheet1.I66:Sheet1.I67" chart:class="chart:scatter">
            <chart:data-point chart:repeated="61"/>
          </chart:series>
          <chart:series chart:style-name="ch13" chart:values-cell-range-address="Sheet1.A66:Sheet1.A117" chart:class="chart:scatter">
            <chart:data-point chart:repeated="61"/>
          </chart:series>
          <chart:series chart:style-name="ch14" chart:values-cell-range-address="Sheet1.E66:Sheet1.E117" chart:class="chart:scatter">
            <chart:data-point chart:repeated="61"/>
          </chart:series>
          <chart:series chart:style-name="ch15" chart:values-cell-range-address="Sheet1.C1:Sheet1.C61" chart:class="chart:scatter">
            <chart:data-point chart:repeated="61"/>
          </chart:series>
          <chart:series chart:style-name="ch16" chart:values-cell-range-address="Sheet1.N2:Sheet1.N61" chart:class="chart:scatter">
            <chart:data-point chart:repeated="61"/>
          </chart:series>
          <chart:series chart:style-name="ch17" chart:values-cell-range-address="Sheet1.P2:Sheet1.P61" chart:class="chart:scatter">
            <chart:data-point chart:repeated="61"/>
          </chart:series>
          <chart:series chart:style-name="ch18" chart:values-cell-range-address="Sheet1.O2:Sheet1.O61" loext:label-string="back" chart:class="chart:scatter">
            <chart:data-point chart:repeated="6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ba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1.A1:Sheet1.A61</svg:desc>
                </draw:g>
              </table:table-cell>
              <table:table-cell office:value-type="float" office:value="0.0000130308914774006">
                <text:p>0.0000130308914774006</text:p>
                <draw:g>
                  <svg:desc>Sheet1.B1:Sheet1.B61</svg:desc>
                </draw:g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  <table:table-cell office:value-type="float" office:value="1800">
                <text:p>1800</text:p>
                <draw:g>
                  <svg:desc>Sheet1.H66:Sheet1.H67</svg:desc>
                </draw:g>
              </table:table-cell>
              <table:table-cell office:value-type="float" office:value="0.04">
                <text:p>0.04</text:p>
                <draw:g>
                  <svg:desc>Sheet1.I66:Sheet1.I67</svg:desc>
                </draw:g>
              </table:table-cell>
              <table:table-cell office:value-type="float" office:value="3734">
                <text:p>3734</text:p>
                <draw:g>
                  <svg:desc>Sheet1.A66:Sheet1.A117</svg:desc>
                </draw:g>
              </table:table-cell>
              <table:table-cell office:value-type="float" office:value="1.7750669860912">
                <text:p>1.7750669860912</text:p>
                <draw:g>
                  <svg:desc>Sheet1.E66:Sheet1.E117</svg:desc>
                </draw:g>
              </table:table-cell>
              <table:table-cell office:value-type="float" office:value="0.0000337048927340137">
                <text:p>0.0000337048927340137</text:p>
                <draw:g>
                  <svg:desc>Sheet1.C1:Sheet1.C61</svg:desc>
                </draw:g>
              </table:table-cell>
              <table:table-cell office:value-type="float" office:value="7500">
                <text:p>7500</text:p>
                <draw:g>
                  <svg:desc>Sheet1.N2:Sheet1.N61</svg:desc>
                </draw:g>
              </table:table-cell>
              <table:table-cell office:value-type="float" office:value="2.91035335819443">
                <text:p>2.91035335819443</text:p>
                <draw:g>
                  <svg:desc>Sheet1.P2:Sheet1.P61</svg:desc>
                </draw:g>
              </table:table-cell>
              <table:table-cell office:value-type="float" office:value="3.19889496585876">
                <text:p>3.19889496585876</text:p>
                <draw:g>
                  <svg:desc>Sheet1.O2:Sheet1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744675039381305">
                <text:p>0.0000744675039381305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  <table:table-cell office:value-type="float" office:value="7500">
                <text:p>7500</text:p>
              </table:table-cell>
              <table:table-cell office:value-type="float" office:value="3.6">
                <text:p>3.6</text:p>
              </table:table-cell>
              <table:table-cell office:value-type="float" office:value="2925">
                <text:p>2925</text:p>
              </table:table-cell>
              <table:table-cell office:value-type="float" office:value="1.18040404124323">
                <text:p>1.18040404124323</text:p>
              </table:table-cell>
              <table:table-cell office:value-type="float" office:value="0.0000337048927340137">
                <text:p>0.0000337048927340137</text:p>
              </table:table-cell>
              <table:table-cell office:value-type="float" office:value="7400">
                <text:p>7400</text:p>
              </table:table-cell>
              <table:table-cell office:value-type="float" office:value="3.30290640141064">
                <text:p>3.30290640141064</text:p>
              </table:table-cell>
              <table:table-cell office:value-type="float" office:value="3.43214552154612">
                <text:p>3.43214552154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00014336131513423">
                <text:p>0.00014336131513423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0.333333163186302">
                <text:p>0.333333163186302</text:p>
              </table:table-cell>
              <table:table-cell office:value-type="float" office:value="0.000116987020293098">
                <text:p>0.000116987020293098</text:p>
              </table:table-cell>
              <table:table-cell office:value-type="float" office:value="7300">
                <text:p>7300</text:p>
              </table:table-cell>
              <table:table-cell office:value-type="float" office:value="3.28678668593745">
                <text:p>3.28678668593745</text:p>
              </table:table-cell>
              <table:table-cell office:value-type="float" office:value="3.40679400611259">
                <text:p>3.40679400611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012750672278548">
                <text:p>0.012750672278548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7">
                <text:p>6447</text:p>
              </table:table-cell>
              <table:table-cell office:value-type="float" office:value="3.12557359710587">
                <text:p>3.12557359710587</text:p>
              </table:table-cell>
              <table:table-cell office:value-type="float" office:value="0.0146434830452762">
                <text:p>0.0146434830452762</text:p>
              </table:table-cell>
              <table:table-cell office:value-type="float" office:value="7200">
                <text:p>7200</text:p>
              </table:table-cell>
              <table:table-cell office:value-type="float" office:value="3.26240532299288">
                <text:p>3.26240532299288</text:p>
              </table:table-cell>
              <table:table-cell office:value-type="float" office:value="3.37647877608853">
                <text:p>3.3764787760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.0567374949886173">
                <text:p>0.0567374949886173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4">
                <text:p>7414</text:p>
              </table:table-cell>
              <table:table-cell office:value-type="float" office:value="3.56252089725325">
                <text:p>3.56252089725325</text:p>
              </table:table-cell>
              <table:table-cell office:value-type="float" office:value="0.0608140143045119">
                <text:p>0.0608140143045119</text:p>
              </table:table-cell>
              <table:table-cell office:value-type="float" office:value="7100">
                <text:p>7100</text:p>
              </table:table-cell>
              <table:table-cell office:value-type="float" office:value="3.21988527786561">
                <text:p>3.21988527786561</text:p>
              </table:table-cell>
              <table:table-cell office:value-type="float" office:value="3.32249160913045">
                <text:p>3.3224916091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120238219003896">
                <text:p>0.120238219003896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8">
                <text:p>3878</text:p>
              </table:table-cell>
              <table:table-cell office:value-type="float" office:value="1.74614236591102">
                <text:p>1.74614236591102</text:p>
              </table:table-cell>
              <table:table-cell office:value-type="float" office:value="0.150262143951993">
                <text:p>0.150262143951993</text:p>
              </table:table-cell>
              <table:table-cell office:value-type="float" office:value="7000">
                <text:p>7000</text:p>
              </table:table-cell>
              <table:table-cell office:value-type="float" office:value="3.18246499819154">
                <text:p>3.18246499819154</text:p>
              </table:table-cell>
              <table:table-cell office:value-type="float" office:value="3.27099467043253">
                <text:p>3.27099467043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0.216067335326268">
                <text:p>0.216067335326268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9">
                <text:p>5719</text:p>
              </table:table-cell>
              <table:table-cell office:value-type="float" office:value="2.70054006409907">
                <text:p>2.70054006409907</text:p>
              </table:table-cell>
              <table:table-cell office:value-type="float" office:value="0.220304108704021">
                <text:p>0.220304108704021</text:p>
              </table:table-cell>
              <table:table-cell office:value-type="float" office:value="6900">
                <text:p>6900</text:p>
              </table:table-cell>
              <table:table-cell office:value-type="float" office:value="3.13402502587513">
                <text:p>3.13402502587513</text:p>
              </table:table-cell>
              <table:table-cell office:value-type="float" office:value="3.22031719557154">
                <text:p>3.22031719557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0.281737207665466">
                <text:p>0.281737207665466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3">
                <text:p>4673</text:p>
              </table:table-cell>
              <table:table-cell office:value-type="float" office:value="2.21359926181843">
                <text:p>2.21359926181843</text:p>
              </table:table-cell>
              <table:table-cell office:value-type="float" office:value="0.284298873719117">
                <text:p>0.284298873719117</text:p>
              </table:table-cell>
              <table:table-cell office:value-type="float" office:value="6800">
                <text:p>6800</text:p>
              </table:table-cell>
              <table:table-cell office:value-type="float" office:value="3.09216554175023">
                <text:p>3.09216554175023</text:p>
              </table:table-cell>
              <table:table-cell office:value-type="float" office:value="3.17298907988112">
                <text:p>3.17298907988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0.354245141491674">
                <text:p>0.354245141491674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1">
                <text:p>5661</text:p>
              </table:table-cell>
              <table:table-cell office:value-type="float" office:value="2.66776287741536">
                <text:p>2.66776287741536</text:p>
              </table:table-cell>
              <table:table-cell office:value-type="float" office:value="0.361899202987742">
                <text:p>0.361899202987742</text:p>
              </table:table-cell>
              <table:table-cell office:value-type="float" office:value="6700">
                <text:p>6700</text:p>
              </table:table-cell>
              <table:table-cell office:value-type="float" office:value="3.05064948703039">
                <text:p>3.05064948703039</text:p>
              </table:table-cell>
              <table:table-cell office:value-type="float" office:value="3.12416190326069">
                <text:p>3.12416190326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0.423200669082103">
                <text:p>0.423200669082103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1">
                <text:p>6121</text:p>
              </table:table-cell>
              <table:table-cell office:value-type="float" office:value="2.90842433119756">
                <text:p>2.90842433119756</text:p>
              </table:table-cell>
              <table:table-cell office:value-type="float" office:value="0.427701906881625">
                <text:p>0.427701906881625</text:p>
              </table:table-cell>
              <table:table-cell office:value-type="float" office:value="6600">
                <text:p>6600</text:p>
              </table:table-cell>
              <table:table-cell office:value-type="float" office:value="3.00714838507026">
                <text:p>3.00714838507026</text:p>
              </table:table-cell>
              <table:table-cell office:value-type="float" office:value="3.0761860183697">
                <text:p>3.0761860183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0.504249932056389">
                <text:p>0.504249932056389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8">
                <text:p>4458</text:p>
              </table:table-cell>
              <table:table-cell office:value-type="float" office:value="2.11444226797563">
                <text:p>2.11444226797563</text:p>
              </table:table-cell>
              <table:table-cell office:value-type="float" office:value="0.505365814189891">
                <text:p>0.505365814189891</text:p>
              </table:table-cell>
              <table:table-cell office:value-type="float" office:value="6500">
                <text:p>6500</text:p>
              </table:table-cell>
              <table:table-cell office:value-type="float" office:value="2.99851004754192">
                <text:p>2.99851004754192</text:p>
              </table:table-cell>
              <table:table-cell office:value-type="float" office:value="3.0219845924978">
                <text:p>3.0219845924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.581299587274318">
                <text:p>0.581299587274318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6">
                <text:p>5966</text:p>
              </table:table-cell>
              <table:table-cell office:value-type="float" office:value="2.82350718689524">
                <text:p>2.82350718689524</text:p>
              </table:table-cell>
              <table:table-cell office:value-type="float" office:value="0.585709037295376">
                <text:p>0.585709037295376</text:p>
              </table:table-cell>
              <table:table-cell office:value-type="float" office:value="6400">
                <text:p>6400</text:p>
              </table:table-cell>
              <table:table-cell office:value-type="float" office:value="2.95175187362528">
                <text:p>2.95175187362528</text:p>
              </table:table-cell>
              <table:table-cell office:value-type="float" office:value="2.97102521367094">
                <text:p>2.97102521367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0.656412044282414">
                <text:p>0.656412044282414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9">
                <text:p>3619</text:p>
              </table:table-cell>
              <table:table-cell office:value-type="float" office:value="1.64554807820198">
                <text:p>1.64554807820198</text:p>
              </table:table-cell>
              <table:table-cell office:value-type="float" office:value="0.661427350965945">
                <text:p>0.661427350965945</text:p>
              </table:table-cell>
              <table:table-cell office:value-type="float" office:value="6300">
                <text:p>6300</text:p>
              </table:table-cell>
              <table:table-cell office:value-type="float" office:value="2.89644161784392">
                <text:p>2.89644161784392</text:p>
              </table:table-cell>
              <table:table-cell office:value-type="float" office:value="2.91907124532042">
                <text:p>2.91907124532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0.743096553229021">
                <text:p>0.743096553229021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7">
                <text:p>7477</text:p>
              </table:table-cell>
              <table:table-cell office:value-type="float" office:value="3.60794905062017">
                <text:p>3.60794905062017</text:p>
              </table:table-cell>
              <table:table-cell office:value-type="float" office:value="0.746361333219856">
                <text:p>0.746361333219856</text:p>
              </table:table-cell>
              <table:table-cell office:value-type="float" office:value="6200">
                <text:p>6200</text:p>
              </table:table-cell>
              <table:table-cell office:value-type="float" office:value="2.84615752712419">
                <text:p>2.84615752712419</text:p>
              </table:table-cell>
              <table:table-cell office:value-type="float" office:value="2.86706883803074">
                <text:p>2.86706883803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">
                <text:p>2900</text:p>
              </table:table-cell>
              <table:table-cell office:value-type="float" office:value="0.822883629300867">
                <text:p>0.822883629300867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3">
                <text:p>3233</text:p>
              </table:table-cell>
              <table:table-cell office:value-type="float" office:value="1.41904584030174">
                <text:p>1.41904584030174</text:p>
              </table:table-cell>
              <table:table-cell office:value-type="float" office:value="0.826683261232238">
                <text:p>0.826683261232238</text:p>
              </table:table-cell>
              <table:table-cell office:value-type="float" office:value="6100">
                <text:p>6100</text:p>
              </table:table-cell>
              <table:table-cell office:value-type="float" office:value="2.78461918350953">
                <text:p>2.78461918350953</text:p>
              </table:table-cell>
              <table:table-cell office:value-type="float" office:value="2.80511430505737">
                <text:p>2.80511430505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889996561492413">
                <text:p>0.889996561492413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8">
                <text:p>3358</text:p>
              </table:table-cell>
              <table:table-cell office:value-type="float" office:value="1.48163161597394">
                <text:p>1.48163161597394</text:p>
              </table:table-cell>
              <table:table-cell office:value-type="float" office:value="0.89517247004581">
                <text:p>0.89517247004581</text:p>
              </table:table-cell>
              <table:table-cell office:value-type="float" office:value="6000">
                <text:p>6000</text:p>
              </table:table-cell>
              <table:table-cell office:value-type="float" office:value="2.72770528386499">
                <text:p>2.72770528386499</text:p>
              </table:table-cell>
              <table:table-cell office:value-type="float" office:value="2.74991111864842">
                <text:p>2.7499111186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0">
                <text:p>3100</text:p>
              </table:table-cell>
              <table:table-cell office:value-type="float" office:value="0.965032887665651">
                <text:p>0.965032887665651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1">
                <text:p>6821</text:p>
              </table:table-cell>
              <table:table-cell office:value-type="float" office:value="3.27014385002365">
                <text:p>3.27014385002365</text:p>
              </table:table-cell>
              <table:table-cell office:value-type="float" office:value="0.962813895328643">
                <text:p>0.962813895328643</text:p>
              </table:table-cell>
              <table:table-cell office:value-type="float" office:value="5900">
                <text:p>5900</text:p>
              </table:table-cell>
              <table:table-cell office:value-type="float" office:value="2.67852320120993">
                <text:p>2.67852320120993</text:p>
              </table:table-cell>
              <table:table-cell office:value-type="float" office:value="2.69980993630543">
                <text:p>2.69980993630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1.02981897891459">
                <text:p>1.02981897891459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2">
                <text:p>7322</text:p>
              </table:table-cell>
              <table:table-cell office:value-type="float" office:value="3.53830509483054">
                <text:p>3.53830509483054</text:p>
              </table:table-cell>
              <table:table-cell office:value-type="float" office:value="1.0341085174675">
                <text:p>1.0341085174675</text:p>
              </table:table-cell>
              <table:table-cell office:value-type="float" office:value="5800">
                <text:p>5800</text:p>
              </table:table-cell>
              <table:table-cell office:value-type="float" office:value="2.63137875557639">
                <text:p>2.63137875557639</text:p>
              </table:table-cell>
              <table:table-cell office:value-type="float" office:value="2.65182665587177">
                <text:p>2.65182665587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0">
                <text:p>3300</text:p>
              </table:table-cell>
              <table:table-cell office:value-type="float" office:value="1.08467481327321">
                <text:p>1.08467481327321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2">
                <text:p>4682</text:p>
              </table:table-cell>
              <table:table-cell office:value-type="float" office:value="2.06953769167073">
                <text:p>2.06953769167073</text:p>
              </table:table-cell>
              <table:table-cell office:value-type="float" office:value="1.08647937589891">
                <text:p>1.08647937589891</text:p>
              </table:table-cell>
              <table:table-cell office:value-type="float" office:value="5700">
                <text:p>5700</text:p>
              </table:table-cell>
              <table:table-cell office:value-type="float" office:value="2.57307076880486">
                <text:p>2.57307076880486</text:p>
              </table:table-cell>
              <table:table-cell office:value-type="float" office:value="2.59820264350147">
                <text:p>2.5982026435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.14735793725908">
                <text:p>1.14735793725908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">
                <text:p>3490</text:p>
              </table:table-cell>
              <table:table-cell office:value-type="float" office:value="1.57821696321704">
                <text:p>1.57821696321704</text:p>
              </table:table-cell>
              <table:table-cell office:value-type="float" office:value="1.17361162159216">
                <text:p>1.17361162159216</text:p>
              </table:table-cell>
              <table:table-cell office:value-type="float" office:value="5600">
                <text:p>5600</text:p>
              </table:table-cell>
              <table:table-cell office:value-type="float" office:value="2.5235519619266">
                <text:p>2.5235519619266</text:p>
              </table:table-cell>
              <table:table-cell office:value-type="float" office:value="2.54832007975371">
                <text:p>2.54832007975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1.236219742832">
                <text:p>1.236219742832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7">
                <text:p>2697</text:p>
              </table:table-cell>
              <table:table-cell office:value-type="float" office:value="0.661528758295438">
                <text:p>0.661528758295438</text:p>
              </table:table-cell>
              <table:table-cell office:value-type="float" office:value="1.24043758878332">
                <text:p>1.24043758878332</text:p>
              </table:table-cell>
              <table:table-cell office:value-type="float" office:value="5500">
                <text:p>5500</text:p>
              </table:table-cell>
              <table:table-cell office:value-type="float" office:value="2.48688205574352">
                <text:p>2.48688205574352</text:p>
              </table:table-cell>
              <table:table-cell office:value-type="float" office:value="2.50944738895486">
                <text:p>2.50944738895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">
                <text:p>3600</text:p>
              </table:table-cell>
              <table:table-cell office:value-type="float" office:value="1.2959131329514">
                <text:p>1.2959131329514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3">
                <text:p>2523</text:p>
              </table:table-cell>
              <table:table-cell office:value-type="float" office:value="0.537919600716478">
                <text:p>0.537919600716478</text:p>
              </table:table-cell>
              <table:table-cell office:value-type="float" office:value="1.30017555870067">
                <text:p>1.30017555870067</text:p>
              </table:table-cell>
              <table:table-cell office:value-type="float" office:value="5400">
                <text:p>5400</text:p>
              </table:table-cell>
              <table:table-cell office:value-type="float" office:value="2.44101917513999">
                <text:p>2.44101917513999</text:p>
              </table:table-cell>
              <table:table-cell office:value-type="float" office:value="2.46254298303994">
                <text:p>2.46254298303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00">
                <text:p>3700</text:p>
              </table:table-cell>
              <table:table-cell office:value-type="float" office:value="1.35342360201147">
                <text:p>1.35342360201147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7">
                <text:p>7177</text:p>
              </table:table-cell>
              <table:table-cell office:value-type="float" office:value="3.16081959723801">
                <text:p>3.16081959723801</text:p>
              </table:table-cell>
              <table:table-cell office:value-type="float" office:value="1.35369452249276">
                <text:p>1.35369452249276</text:p>
              </table:table-cell>
              <table:table-cell office:value-type="float" office:value="5300">
                <text:p>5300</text:p>
              </table:table-cell>
              <table:table-cell office:value-type="float" office:value="2.39396094290634">
                <text:p>2.39396094290634</text:p>
              </table:table-cell>
              <table:table-cell office:value-type="float" office:value="2.41744918861615">
                <text:p>2.41744918861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0">
                <text:p>3800</text:p>
              </table:table-cell>
              <table:table-cell office:value-type="float" office:value="1.41894459037644">
                <text:p>1.41894459037644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">
                <text:p>5100</text:p>
              </table:table-cell>
              <table:table-cell office:value-type="float" office:value="2.06518971152376">
                <text:p>2.06518971152376</text:p>
              </table:table-cell>
              <table:table-cell office:value-type="float" office:value="1.41953326946073">
                <text:p>1.41953326946073</text:p>
              </table:table-cell>
              <table:table-cell office:value-type="float" office:value="5200">
                <text:p>5200</text:p>
              </table:table-cell>
              <table:table-cell office:value-type="float" office:value="2.35387556473093">
                <text:p>2.35387556473093</text:p>
              </table:table-cell>
              <table:table-cell office:value-type="float" office:value="2.37686874192413">
                <text:p>2.37686874192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0">
                <text:p>3900</text:p>
              </table:table-cell>
              <table:table-cell office:value-type="float" office:value="1.47462857597267">
                <text:p>1.47462857597267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6">
                <text:p>7436</text:p>
              </table:table-cell>
              <table:table-cell office:value-type="float" office:value="3.21084151747542">
                <text:p>3.21084151747542</text:p>
              </table:table-cell>
              <table:table-cell office:value-type="float" office:value="1.47409611353999">
                <text:p>1.47409611353999</text:p>
              </table:table-cell>
              <table:table-cell office:value-type="float" office:value="5100">
                <text:p>5100</text:p>
              </table:table-cell>
              <table:table-cell office:value-type="float" office:value="2.3125605180041">
                <text:p>2.3125605180041</text:p>
              </table:table-cell>
              <table:table-cell office:value-type="float" office:value="2.3355802371785">
                <text:p>2.3355802371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52931244778727">
                <text:p>1.52931244778727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7">
                <text:p>2967</text:p>
              </table:table-cell>
              <table:table-cell office:value-type="float" office:value="0.653819534577223">
                <text:p>0.653819534577223</text:p>
              </table:table-cell>
              <table:table-cell office:value-type="float" office:value="1.53677305657683">
                <text:p>1.53677305657683</text:p>
              </table:table-cell>
              <table:table-cell office:value-type="float" office:value="5000">
                <text:p>5000</text:p>
              </table:table-cell>
              <table:table-cell office:value-type="float" office:value="2.2719073811525">
                <text:p>2.2719073811525</text:p>
              </table:table-cell>
              <table:table-cell office:value-type="float" office:value="2.29346306406713">
                <text:p>2.2934630640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0">
                <text:p>4100</text:p>
              </table:table-cell>
              <table:table-cell office:value-type="float" office:value="1.58376265418566">
                <text:p>1.58376265418566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  <table:table-cell office:value-type="float" office:value="0.782226397524296">
                <text:p>0.782226397524296</text:p>
              </table:table-cell>
              <table:table-cell office:value-type="float" office:value="1.58642676650362">
                <text:p>1.58642676650362</text:p>
              </table:table-cell>
              <table:table-cell office:value-type="float" office:value="4900">
                <text:p>4900</text:p>
              </table:table-cell>
              <table:table-cell office:value-type="float" office:value="2.20840308199149">
                <text:p>2.20840308199149</text:p>
              </table:table-cell>
              <table:table-cell office:value-type="float" office:value="2.25371503083743">
                <text:p>2.25371503083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1.63975826057314">
                <text:p>1.63975826057314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8">
                <text:p>4498</text:p>
              </table:table-cell>
              <table:table-cell office:value-type="float" office:value="1.8019400508958">
                <text:p>1.8019400508958</text:p>
              </table:table-cell>
              <table:table-cell office:value-type="float" office:value="1.64782210789551">
                <text:p>1.64782210789551</text:p>
              </table:table-cell>
              <table:table-cell office:value-type="float" office:value="4800">
                <text:p>4800</text:p>
              </table:table-cell>
              <table:table-cell office:value-type="float" office:value="2.16882481021352">
                <text:p>2.16882481021352</text:p>
              </table:table-cell>
              <table:table-cell office:value-type="float" office:value="2.20899096264065">
                <text:p>2.20899096264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0">
                <text:p>4300</text:p>
              </table:table-cell>
              <table:table-cell office:value-type="float" office:value="1.69034063311654">
                <text:p>1.69034063311654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">
                <text:p>5111</text:p>
              </table:table-cell>
              <table:table-cell office:value-type="float" office:value="2.23731226256584">
                <text:p>2.23731226256584</text:p>
              </table:table-cell>
              <table:table-cell office:value-type="float" office:value="1.69951654442126">
                <text:p>1.69951654442126</text:p>
              </table:table-cell>
              <table:table-cell office:value-type="float" office:value="4700">
                <text:p>4700</text:p>
              </table:table-cell>
              <table:table-cell office:value-type="float" office:value="2.11849023444699">
                <text:p>2.11849023444699</text:p>
              </table:table-cell>
              <table:table-cell office:value-type="float" office:value="2.15653866473915">
                <text:p>2.15653866473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0">
                <text:p>4400</text:p>
              </table:table-cell>
              <table:table-cell office:value-type="float" office:value="1.74829973305095">
                <text:p>1.74829973305095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5">
                <text:p>7195</text:p>
              </table:table-cell>
              <table:table-cell office:value-type="float" office:value="3.28314815533914">
                <text:p>3.28314815533914</text:p>
              </table:table-cell>
              <table:table-cell office:value-type="float" office:value="1.75205685397137">
                <text:p>1.75205685397137</text:p>
              </table:table-cell>
              <table:table-cell office:value-type="float" office:value="4600">
                <text:p>4600</text:p>
              </table:table-cell>
              <table:table-cell office:value-type="float" office:value="2.0766891850486">
                <text:p>2.0766891850486</text:p>
              </table:table-cell>
              <table:table-cell office:value-type="float" office:value="2.11268941299363">
                <text:p>2.11268941299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0">
                <text:p>4500</text:p>
              </table:table-cell>
              <table:table-cell office:value-type="float" office:value="1.79472043868815">
                <text:p>1.7947204386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  <table:table-cell office:value-type="float" office:value="1.47009432625299">
                <text:p>1.47009432625299</text:p>
              </table:table-cell>
              <table:table-cell office:value-type="float" office:value="1.80353308620793">
                <text:p>1.80353308620793</text:p>
              </table:table-cell>
              <table:table-cell office:value-type="float" office:value="4500">
                <text:p>4500</text:p>
              </table:table-cell>
              <table:table-cell office:value-type="float" office:value="2.02444365724285">
                <text:p>2.02444365724285</text:p>
              </table:table-cell>
              <table:table-cell office:value-type="float" office:value="2.05735554323128">
                <text:p>2.05735554323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0">
                <text:p>4600</text:p>
              </table:table-cell>
              <table:table-cell office:value-type="float" office:value="1.83943512265993">
                <text:p>1.83943512265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0.212101209341245">
                <text:p>0.212101209341245</text:p>
              </table:table-cell>
              <table:table-cell office:value-type="float" office:value="1.84404815472479">
                <text:p>1.84404815472479</text:p>
              </table:table-cell>
              <table:table-cell office:value-type="float" office:value="4400">
                <text:p>4400</text:p>
              </table:table-cell>
              <table:table-cell office:value-type="float" office:value="1.98581842224578">
                <text:p>1.98581842224578</text:p>
              </table:table-cell>
              <table:table-cell office:value-type="float" office:value="2.01913102219418">
                <text:p>2.01913102219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0">
                <text:p>4700</text:p>
              </table:table-cell>
              <table:table-cell office:value-type="float" office:value="1.87964471233736">
                <text:p>1.8796447123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0.277422822943804">
                <text:p>0.277422822943804</text:p>
              </table:table-cell>
              <table:table-cell office:value-type="float" office:value="1.8892774167786">
                <text:p>1.8892774167786</text:p>
              </table:table-cell>
              <table:table-cell office:value-type="float" office:value="4300">
                <text:p>4300</text:p>
              </table:table-cell>
              <table:table-cell office:value-type="float" office:value="1.92873830325168">
                <text:p>1.92873830325168</text:p>
              </table:table-cell>
              <table:table-cell office:value-type="float" office:value="1.96030203498001">
                <text:p>1.96030203498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0">
                <text:p>4800</text:p>
              </table:table-cell>
              <table:table-cell office:value-type="float" office:value="1.9290718894346">
                <text:p>1.929071889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9">
                <text:p>3199</text:p>
              </table:table-cell>
              <table:table-cell office:value-type="float" office:value="1.1865962913054">
                <text:p>1.1865962913054</text:p>
              </table:table-cell>
              <table:table-cell office:value-type="float" office:value="1.93902046836399">
                <text:p>1.93902046836399</text:p>
              </table:table-cell>
              <table:table-cell office:value-type="float" office:value="4200">
                <text:p>4200</text:p>
              </table:table-cell>
              <table:table-cell office:value-type="float" office:value="1.88044701570854">
                <text:p>1.88044701570854</text:p>
              </table:table-cell>
              <table:table-cell office:value-type="float" office:value="1.91090326527644">
                <text:p>1.91090326527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0">
                <text:p>4900</text:p>
              </table:table-cell>
              <table:table-cell office:value-type="float" office:value="1.97019540777539">
                <text:p>1.9701954077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4">
                <text:p>5034</text:p>
              </table:table-cell>
              <table:table-cell office:value-type="float" office:value="2.18780893408774">
                <text:p>2.18780893408774</text:p>
              </table:table-cell>
              <table:table-cell office:value-type="float" office:value="1.9794282836283">
                <text:p>1.9794282836283</text:p>
              </table:table-cell>
              <table:table-cell office:value-type="float" office:value="4100">
                <text:p>4100</text:p>
              </table:table-cell>
              <table:table-cell office:value-type="float" office:value="1.82077360714837">
                <text:p>1.82077360714837</text:p>
              </table:table-cell>
              <table:table-cell office:value-type="float" office:value="1.85089223108927">
                <text:p>1.85089223108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2.01365259428927">
                <text:p>2.0136525942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">
                <text:p>7330</text:p>
              </table:table-cell>
              <table:table-cell office:value-type="float" office:value="3.34816546546874">
                <text:p>3.34816546546874</text:p>
              </table:table-cell>
              <table:table-cell office:value-type="float" office:value="2.02597370947699">
                <text:p>2.02597370947699</text:p>
              </table:table-cell>
              <table:table-cell office:value-type="float" office:value="4000">
                <text:p>4000</text:p>
              </table:table-cell>
              <table:table-cell office:value-type="float" office:value="1.76753235227467">
                <text:p>1.76753235227467</text:p>
              </table:table-cell>
              <table:table-cell office:value-type="float" office:value="1.79527462614513">
                <text:p>1.79527462614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00">
                <text:p>5100</text:p>
              </table:table-cell>
              <table:table-cell office:value-type="float" office:value="2.04977624398238">
                <text:p>2.0497762439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6">
                <text:p>5016</text:p>
              </table:table-cell>
              <table:table-cell office:value-type="float" office:value="2.17062102433265">
                <text:p>2.17062102433265</text:p>
              </table:table-cell>
              <table:table-cell office:value-type="float" office:value="2.0583221410222">
                <text:p>2.0583221410222</text:p>
              </table:table-cell>
              <table:table-cell office:value-type="float" office:value="3900">
                <text:p>3900</text:p>
              </table:table-cell>
              <table:table-cell office:value-type="float" office:value="1.71268683741923">
                <text:p>1.71268683741923</text:p>
              </table:table-cell>
              <table:table-cell office:value-type="float" office:value="1.73860320834082">
                <text:p>1.73860320834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00">
                <text:p>5200</text:p>
              </table:table-cell>
              <table:table-cell office:value-type="float" office:value="2.08948743840423">
                <text:p>2.0894874384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7">
                <text:p>7067</text:p>
              </table:table-cell>
              <table:table-cell office:value-type="float" office:value="3.20587192134423">
                <text:p>3.20587192134423</text:p>
              </table:table-cell>
              <table:table-cell office:value-type="float" office:value="2.1011094960484">
                <text:p>2.1011094960484</text:p>
              </table:table-cell>
              <table:table-cell office:value-type="float" office:value="3800">
                <text:p>3800</text:p>
              </table:table-cell>
              <table:table-cell office:value-type="float" office:value="1.65131658807758">
                <text:p>1.65131658807758</text:p>
              </table:table-cell>
              <table:table-cell office:value-type="float" office:value="1.67810204759014">
                <text:p>1.67810204759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0">
                <text:p>5300</text:p>
              </table:table-cell>
              <table:table-cell office:value-type="float" office:value="2.12207696534934">
                <text:p>2.122076965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7">
                <text:p>3647</text:p>
              </table:table-cell>
              <table:table-cell office:value-type="float" office:value="1.43264154856999">
                <text:p>1.43264154856999</text:p>
              </table:table-cell>
              <table:table-cell office:value-type="float" office:value="2.16556168001426">
                <text:p>2.16556168001426</text:p>
              </table:table-cell>
              <table:table-cell office:value-type="float" office:value="3700">
                <text:p>3700</text:p>
              </table:table-cell>
              <table:table-cell office:value-type="float" office:value="1.59930767496189">
                <text:p>1.59930767496189</text:p>
              </table:table-cell>
              <table:table-cell office:value-type="float" office:value="1.62269953719582">
                <text:p>1.62269953719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0">
                <text:p>5400</text:p>
              </table:table-cell>
              <table:table-cell office:value-type="float" office:value="2.19410516607598">
                <text:p>2.1941051660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">
                <text:p>3410</text:p>
              </table:table-cell>
              <table:table-cell office:value-type="float" office:value="1.31363117448871">
                <text:p>1.31363117448871</text:p>
              </table:table-cell>
              <table:table-cell office:value-type="float" office:value="2.20791360470267">
                <text:p>2.20791360470267</text:p>
              </table:table-cell>
              <table:table-cell office:value-type="float" office:value="3600">
                <text:p>3600</text:p>
              </table:table-cell>
              <table:table-cell office:value-type="float" office:value="1.53752549990313">
                <text:p>1.53752549990313</text:p>
              </table:table-cell>
              <table:table-cell office:value-type="float" office:value="1.55910615139685">
                <text:p>1.55910615139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0">
                <text:p>5500</text:p>
              </table:table-cell>
              <table:table-cell office:value-type="float" office:value="2.23915080292991">
                <text:p>2.2391508029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7">
                <text:p>7217</text:p>
              </table:table-cell>
              <table:table-cell office:value-type="float" office:value="3.30343364847149">
                <text:p>3.30343364847149</text:p>
              </table:table-cell>
              <table:table-cell office:value-type="float" office:value="2.25894270730306">
                <text:p>2.25894270730306</text:p>
              </table:table-cell>
              <table:table-cell office:value-type="float" office:value="3500">
                <text:p>3500</text:p>
              </table:table-cell>
              <table:table-cell office:value-type="float" office:value="1.48069019382013">
                <text:p>1.48069019382013</text:p>
              </table:table-cell>
              <table:table-cell office:value-type="float" office:value="1.50318590906491">
                <text:p>1.50318590906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0">
                <text:p>5600</text:p>
              </table:table-cell>
              <table:table-cell office:value-type="float" office:value="2.27944268932261">
                <text:p>2.2794426893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4">
                <text:p>5494</text:p>
              </table:table-cell>
              <table:table-cell office:value-type="float" office:value="2.37697572640891">
                <text:p>2.37697572640891</text:p>
              </table:table-cell>
              <table:table-cell office:value-type="float" office:value="2.30222951573315">
                <text:p>2.30222951573315</text:p>
              </table:table-cell>
              <table:table-cell office:value-type="float" office:value="3400">
                <text:p>3400</text:p>
              </table:table-cell>
              <table:table-cell office:value-type="float" office:value="1.4186348627588">
                <text:p>1.4186348627588</text:p>
              </table:table-cell>
              <table:table-cell office:value-type="float" office:value="1.43816300619931">
                <text:p>1.43816300619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0">
                <text:p>5700</text:p>
              </table:table-cell>
              <table:table-cell office:value-type="float" office:value="2.3242004515627">
                <text:p>2.324200451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8">
                <text:p>6418</text:p>
              </table:table-cell>
              <table:table-cell office:value-type="float" office:value="2.86473718706933">
                <text:p>2.86473718706933</text:p>
              </table:table-cell>
              <table:table-cell office:value-type="float" office:value="2.34296195564732">
                <text:p>2.34296195564732</text:p>
              </table:table-cell>
              <table:table-cell office:value-type="float" office:value="3300">
                <text:p>3300</text:p>
              </table:table-cell>
              <table:table-cell office:value-type="float" office:value="1.34904701866463">
                <text:p>1.34904701866463</text:p>
              </table:table-cell>
              <table:table-cell office:value-type="float" office:value="1.3734714032544">
                <text:p>1.3734714032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0">
                <text:p>5800</text:p>
              </table:table-cell>
              <table:table-cell office:value-type="float" office:value="2.3683757698593">
                <text:p>2.368375769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8">
                <text:p>3448</text:p>
              </table:table-cell>
              <table:table-cell office:value-type="float" office:value="1.33604771595554">
                <text:p>1.33604771595554</text:p>
              </table:table-cell>
              <table:table-cell office:value-type="float" office:value="2.39637413138494">
                <text:p>2.39637413138494</text:p>
              </table:table-cell>
              <table:table-cell office:value-type="float" office:value="3200">
                <text:p>3200</text:p>
              </table:table-cell>
              <table:table-cell office:value-type="float" office:value="1.28883847653237">
                <text:p>1.28883847653237</text:p>
              </table:table-cell>
              <table:table-cell office:value-type="float" office:value="1.31201417221596">
                <text:p>1.31201417221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00">
                <text:p>5900</text:p>
              </table:table-cell>
              <table:table-cell office:value-type="float" office:value="2.41824472689071">
                <text:p>2.4182447268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1">
                <text:p>3011</text:p>
              </table:table-cell>
              <table:table-cell office:value-type="float" office:value="1.04198345226744">
                <text:p>1.04198345226744</text:p>
              </table:table-cell>
              <table:table-cell office:value-type="float" office:value="2.45106998700298">
                <text:p>2.45106998700298</text:p>
              </table:table-cell>
              <table:table-cell office:value-type="float" office:value="3100">
                <text:p>3100</text:p>
              </table:table-cell>
              <table:table-cell office:value-type="float" office:value="1.20385834943116">
                <text:p>1.20385834943116</text:p>
              </table:table-cell>
              <table:table-cell office:value-type="float" office:value="1.24748084396186">
                <text:p>1.24748084396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2.46612469300334">
                <text:p>2.466124693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2">
                <text:p>2722</text:p>
              </table:table-cell>
              <table:table-cell office:value-type="float" office:value="0.816267512467974">
                <text:p>0.816267512467974</text:p>
              </table:table-cell>
              <table:table-cell office:value-type="float" office:value="2.49706398358076">
                <text:p>2.49706398358076</text:p>
              </table:table-cell>
              <table:table-cell office:value-type="float" office:value="3000">
                <text:p>3000</text:p>
              </table:table-cell>
              <table:table-cell office:value-type="float" office:value="1.14170534930471">
                <text:p>1.14170534930471</text:p>
              </table:table-cell>
              <table:table-cell office:value-type="float" office:value="1.17997189516758">
                <text:p>1.17997189516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0">
                <text:p>6100</text:p>
              </table:table-cell>
              <table:table-cell office:value-type="float" office:value="2.51050865980917">
                <text:p>2.5105086598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0">
                <text:p>5160</text:p>
              </table:table-cell>
              <table:table-cell office:value-type="float" office:value="2.2365701364041">
                <text:p>2.2365701364041</text:p>
              </table:table-cell>
              <table:table-cell office:value-type="float" office:value="2.55382913200818">
                <text:p>2.55382913200818</text:p>
              </table:table-cell>
              <table:table-cell office:value-type="float" office:value="2900">
                <text:p>2900</text:p>
              </table:table-cell>
              <table:table-cell office:value-type="float" office:value="1.073444791549">
                <text:p>1.073444791549</text:p>
              </table:table-cell>
              <table:table-cell office:value-type="float" office:value="1.1028531963985">
                <text:p>1.1028531963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00">
                <text:p>6200</text:p>
              </table:table-cell>
              <table:table-cell office:value-type="float" office:value="2.56851008393384">
                <text:p>2.5685100839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9">
                <text:p>4059</text:p>
              </table:table-cell>
              <table:table-cell office:value-type="float" office:value="1.69661958407652">
                <text:p>1.69661958407652</text:p>
              </table:table-cell>
              <table:table-cell office:value-type="float" office:value="2.61238279087577">
                <text:p>2.61238279087577</text:p>
              </table:table-cell>
              <table:table-cell office:value-type="float" office:value="2800">
                <text:p>2800</text:p>
              </table:table-cell>
              <table:table-cell office:value-type="float" office:value="0.993308343686782">
                <text:p>0.993308343686782</text:p>
              </table:table-cell>
              <table:table-cell office:value-type="float" office:value="1.0256009286403">
                <text:p>1.0256009286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0">
                <text:p>6300</text:p>
              </table:table-cell>
              <table:table-cell office:value-type="float" office:value="2.61760155033562">
                <text:p>2.6176015503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9">
                <text:p>2719</text:p>
              </table:table-cell>
              <table:table-cell office:value-type="float" office:value="0.814820370192634">
                <text:p>0.814820370192634</text:p>
              </table:table-cell>
              <table:table-cell office:value-type="float" office:value="2.67167104331584">
                <text:p>2.67167104331584</text:p>
              </table:table-cell>
              <table:table-cell office:value-type="float" office:value="2700">
                <text:p>2700</text:p>
              </table:table-cell>
              <table:table-cell office:value-type="float" office:value="0.901681941488415">
                <text:p>0.901681941488415</text:p>
              </table:table-cell>
              <table:table-cell office:value-type="float" office:value="0.932707314977378">
                <text:p>0.932707314977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2.65736414193565">
                <text:p>2.6573641419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0.33815962874817">
                <text:p>0.33815962874817</text:p>
              </table:table-cell>
              <table:table-cell office:value-type="float" office:value="2.71969889883172">
                <text:p>2.71969889883172</text:p>
              </table:table-cell>
              <table:table-cell office:value-type="float" office:value="2600">
                <text:p>2600</text:p>
              </table:table-cell>
              <table:table-cell office:value-type="float" office:value="0.829122995028113">
                <text:p>0.829122995028113</text:p>
              </table:table-cell>
              <table:table-cell office:value-type="float" office:value="0.854360327617045">
                <text:p>0.854360327617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00">
                <text:p>6500</text:p>
              </table:table-cell>
              <table:table-cell office:value-type="float" office:value="2.70461060627721">
                <text:p>2.7046106062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8">
                <text:p>3258</text:p>
              </table:table-cell>
              <table:table-cell office:value-type="float" office:value="1.22230518317547">
                <text:p>1.22230518317547</text:p>
              </table:table-cell>
              <table:table-cell office:value-type="float" office:value="2.77346251179858">
                <text:p>2.77346251179858</text:p>
              </table:table-cell>
              <table:table-cell office:value-type="float" office:value="2500">
                <text:p>2500</text:p>
              </table:table-cell>
              <table:table-cell office:value-type="float" office:value="0.74715475994636">
                <text:p>0.74715475994636</text:p>
              </table:table-cell>
              <table:table-cell office:value-type="float" office:value="0.778018896683562">
                <text:p>0.778018896683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00">
                <text:p>6600</text:p>
              </table:table-cell>
              <table:table-cell office:value-type="float" office:value="2.74427682536023">
                <text:p>2.74427682536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">
                <text:p>5090</text:p>
              </table:table-cell>
              <table:table-cell office:value-type="float" office:value="2.20535797290596">
                <text:p>2.20535797290596</text:p>
              </table:table-cell>
              <table:table-cell office:value-type="float" office:value="2.81813898671232">
                <text:p>2.81813898671232</text:p>
              </table:table-cell>
              <table:table-cell office:value-type="float" office:value="2400">
                <text:p>2400</text:p>
              </table:table-cell>
              <table:table-cell office:value-type="float" office:value="0.663785852145508">
                <text:p>0.663785852145508</text:p>
              </table:table-cell>
              <table:table-cell office:value-type="float" office:value="0.68555827589532">
                <text:p>0.68555827589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0">
                <text:p>6700</text:p>
              </table:table-cell>
              <table:table-cell office:value-type="float" office:value="2.78855878985977">
                <text:p>2.7885587898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602585982965">
                <text:p>2.87602585982965</text:p>
              </table:table-cell>
              <table:table-cell office:value-type="float" office:value="2300">
                <text:p>2300</text:p>
              </table:table-cell>
              <table:table-cell office:value-type="float" office:value="0.600222582323242">
                <text:p>0.600222582323242</text:p>
              </table:table-cell>
              <table:table-cell office:value-type="float" office:value="0.624412673828636">
                <text:p>0.624412673828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0">
                <text:p>6800</text:p>
              </table:table-cell>
              <table:table-cell office:value-type="float" office:value="2.82491388732067">
                <text:p>2.8249138873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465105690245">
                <text:p>2.92465105690245</text:p>
              </table:table-cell>
              <table:table-cell office:value-type="float" office:value="2200">
                <text:p>2200</text:p>
              </table:table-cell>
              <table:table-cell office:value-type="float" office:value="0.525800912020978">
                <text:p>0.525800912020978</text:p>
              </table:table-cell>
              <table:table-cell office:value-type="float" office:value="0.549557709275185">
                <text:p>0.54955770927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0">
                <text:p>6900</text:p>
              </table:table-cell>
              <table:table-cell office:value-type="float" office:value="2.86194986614742">
                <text:p>2.8619498661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592735538783">
                <text:p>2.97592735538783</text:p>
              </table:table-cell>
              <table:table-cell office:value-type="float" office:value="2100">
                <text:p>2100</text:p>
              </table:table-cell>
              <table:table-cell office:value-type="float" office:value="0.451774542182489">
                <text:p>0.451774542182489</text:p>
              </table:table-cell>
              <table:table-cell office:value-type="float" office:value="0.477480150671131">
                <text:p>0.477480150671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00">
                <text:p>7000</text:p>
              </table:table-cell>
              <table:table-cell office:value-type="float" office:value="2.89851691910372">
                <text:p>2.8985169191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6340090787">
                <text:p>3.026340090787</text:p>
              </table:table-cell>
              <table:table-cell office:value-type="float" office:value="2000">
                <text:p>2000</text:p>
              </table:table-cell>
              <table:table-cell office:value-type="float" office:value="0.389744218355998">
                <text:p>0.389744218355998</text:p>
              </table:table-cell>
              <table:table-cell office:value-type="float" office:value="0.406821432939689">
                <text:p>0.406821432939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0">
                <text:p>7100</text:p>
              </table:table-cell>
              <table:table-cell office:value-type="float" office:value="2.9365075473579">
                <text:p>2.936507547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7627684858772">
                <text:p>3.07627684858772</text:p>
              </table:table-cell>
              <table:table-cell office:value-type="float" office:value="1900">
                <text:p>1900</text:p>
              </table:table-cell>
              <table:table-cell office:value-type="float" office:value="0.312448173673105">
                <text:p>0.312448173673105</text:p>
              </table:table-cell>
              <table:table-cell office:value-type="float" office:value="0.337706069206534">
                <text:p>0.337706069206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00">
                <text:p>7200</text:p>
              </table:table-cell>
              <table:table-cell office:value-type="float" office:value="2.96635912053086">
                <text:p>2.9663591205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158392736469">
                <text:p>3.16158392736469</text:p>
              </table:table-cell>
              <table:table-cell office:value-type="float" office:value="1800">
                <text:p>1800</text:p>
              </table:table-cell>
              <table:table-cell office:value-type="float" office:value="0.262404885857011">
                <text:p>0.262404885857011</text:p>
              </table:table-cell>
              <table:table-cell office:value-type="float" office:value="0.281360786779404">
                <text:p>0.281360786779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00">
                <text:p>7300</text:p>
              </table:table-cell>
              <table:table-cell office:value-type="float" office:value="2.98827569492962">
                <text:p>2.9882756949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430193238335">
                <text:p>3.19430193238335</text:p>
              </table:table-cell>
              <table:table-cell office:value-type="float" office:value="1700">
                <text:p>1700</text:p>
              </table:table-cell>
              <table:table-cell office:value-type="float" office:value="0.218960747561344">
                <text:p>0.218960747561344</text:p>
              </table:table-cell>
              <table:table-cell office:value-type="float" office:value="0.263593230582477">
                <text:p>0.263593230582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00">
                <text:p>7400</text:p>
              </table:table-cell>
              <table:table-cell office:value-type="float" office:value="2.99934895343342">
                <text:p>2.9993489534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493730591253">
                <text:p>3.22493730591253</text:p>
              </table:table-cell>
              <table:table-cell office:value-type="float" office:value="1600">
                <text:p>1600</text:p>
              </table:table-cell>
              <table:table-cell office:value-type="float" office:value="0.219546516919951">
                <text:p>0.219546516919951</text:p>
              </table:table-cell>
              <table:table-cell office:value-type="float" office:value="0.262779455888074">
                <text:p>0.262779455888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0">
                <text:p>7500</text:p>
              </table:table-cell>
              <table:table-cell office:value-type="float" office:value="3.00673483698015">
                <text:p>3.0067348369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01cm" style:legend-expansion="high" chart:style-name="ch2"/>
        <chart:plot-area chart:style-name="ch3" table:cell-range-address="Sheet1.H73:Sheet1.I102" svg:x="0.32cm" svg:y="0.18cm" svg:width="12.64cm" svg:height="8.64cm">
          <chart:coordinate-region svg:x="1.153cm" svg:y="0.379cm" svg:width="11.43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73:Sheet1.I102" chart:class="chart:scatter">
            <chart:domain table:cell-range-address="Sheet1.H73:Sheet1.H102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